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5/meta.xml" manifest:media-type="text/xml"/>
  <manifest:file-entry manifest:full-path="Object 25/styles.xml" manifest:media-type="text/xml"/>
  <manifest:file-entry manifest:full-path="Object 25/content.xml" manifest:media-type="text/xml"/>
  <manifest:file-entry manifest:full-path="Object 25/" manifest:media-type="application/vnd.oasis.opendocument.chart"/>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Gentium Basic1" svg:font-family="'Gentium Basic'" style:font-pitch="variable"/>
    <style:font-face style:name="Gentium Basic" svg:font-family="'Gentium Basic'" style:font-adornments="Regular" style:font-pitch="variable"/>
    <style:font-face style:name="Liberation Mono" svg:font-family="'Liberation Mon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136366" officeooo:paragraph-rsid="00136366"/>
    </style:style>
    <style:style style:name="P2" style:family="paragraph" style:parent-style-name="Text_20_body_20_indent">
      <style:text-properties fo:font-style="normal" officeooo:rsid="00312b6e" officeooo:paragraph-rsid="00312b6e" style:font-style-asian="normal" style:font-style-complex="normal"/>
    </style:style>
    <style:style style:name="P3" style:family="paragraph" style:parent-style-name="Text_20_body_20_indent">
      <style:text-properties fo:font-style="normal" officeooo:rsid="004f06cd" officeooo:paragraph-rsid="004f06cd" style:font-style-asian="normal" style:font-style-complex="normal"/>
    </style:style>
    <style:style style:name="P4" style:family="paragraph" style:parent-style-name="Text_20_body_20_indent">
      <style:text-properties fo:font-style="normal" officeooo:rsid="004a159a" officeooo:paragraph-rsid="004a159a" style:font-style-asian="normal" style:font-style-complex="normal"/>
    </style:style>
    <style:style style:name="P5" style:family="paragraph" style:parent-style-name="Text_20_body_20_indent">
      <style:text-properties fo:font-style="normal" officeooo:rsid="004b95b8" officeooo:paragraph-rsid="004a159a" style:font-style-asian="normal" style:font-style-complex="normal"/>
    </style:style>
    <style:style style:name="P6" style:family="paragraph" style:parent-style-name="Text_20_body_20_indent">
      <style:text-properties fo:font-style="normal" officeooo:rsid="004b95b8" officeooo:paragraph-rsid="004b95b8" style:font-style-asian="normal" style:font-style-complex="normal"/>
    </style:style>
    <style:style style:name="P7" style:family="paragraph" style:parent-style-name="Text_20_body_20_indent">
      <style:text-properties officeooo:paragraph-rsid="00312b6e"/>
    </style:style>
    <style:style style:name="P8" style:family="paragraph" style:parent-style-name="Text_20_body_20_indent">
      <style:text-properties officeooo:rsid="004a159a" officeooo:paragraph-rsid="004a159a"/>
    </style:style>
    <style:style style:name="P9" style:family="paragraph" style:parent-style-name="Text_20_body_20_indent">
      <style:text-properties officeooo:rsid="004b95b8" officeooo:paragraph-rsid="004b95b8"/>
    </style:style>
    <style:style style:name="P10" style:family="paragraph" style:parent-style-name="Text_20_body_20_indent">
      <style:text-properties officeooo:rsid="004f06cd" officeooo:paragraph-rsid="004f06cd"/>
    </style:style>
    <style:style style:name="P11" style:family="paragraph" style:parent-style-name="Text_20_body_20_indent">
      <style:text-properties officeooo:rsid="0052a525" officeooo:paragraph-rsid="0052a525"/>
    </style:style>
    <style:style style:name="P12" style:family="paragraph" style:parent-style-name="Text_20_body_20_indent">
      <style:text-properties officeooo:rsid="0040229d" officeooo:paragraph-rsid="002c1edf"/>
    </style:style>
    <style:style style:name="P13" style:family="paragraph" style:parent-style-name="Text_20_body_20_indent">
      <style:text-properties fo:font-weight="normal" officeooo:rsid="003dfc33" officeooo:paragraph-rsid="007953da" style:font-weight-asian="normal" style:font-weight-complex="normal"/>
    </style:style>
    <style:style style:name="P14" style:family="paragraph" style:parent-style-name="Text_20_body_20_indent">
      <style:text-properties fo:font-weight="normal" officeooo:rsid="00177d66" officeooo:paragraph-rsid="007953da" style:font-weight-asian="normal" style:font-weight-complex="normal"/>
    </style:style>
    <style:style style:name="P15" style:family="paragraph" style:parent-style-name="Text_20_body_20_indent">
      <style:text-properties fo:font-weight="normal" officeooo:rsid="003ad243" officeooo:paragraph-rsid="007953da" style:font-weight-asian="normal" style:font-weight-complex="normal"/>
    </style:style>
    <style:style style:name="P16" style:family="paragraph" style:parent-style-name="Text_20_body">
      <style:text-properties fo:font-style="normal" officeooo:rsid="0040229d" officeooo:paragraph-rsid="0040229d" style:font-style-asian="normal" style:font-style-complex="normal"/>
    </style:style>
    <style:style style:name="P17" style:family="paragraph" style:parent-style-name="Text_20_body">
      <style:text-properties fo:font-style="normal" officeooo:rsid="003ad243" style:font-style-asian="normal" style:font-style-complex="normal"/>
    </style:style>
    <style:style style:name="P18" style:family="paragraph" style:parent-style-name="Text_20_body">
      <style:text-properties officeooo:rsid="004a159a" officeooo:paragraph-rsid="004a159a"/>
    </style:style>
    <style:style style:name="P19" style:family="paragraph" style:parent-style-name="Text_20_body">
      <style:text-properties officeooo:rsid="003dfc33" officeooo:paragraph-rsid="0063db38"/>
    </style:style>
    <style:style style:name="P20" style:family="paragraph" style:parent-style-name="Text_20_body">
      <style:text-properties fo:font-weight="bold" officeooo:paragraph-rsid="007953da" style:font-weight-asian="bold" style:font-weight-complex="bold"/>
    </style:style>
    <style:style style:name="P21" style:family="paragraph" style:parent-style-name="Text_20_Body_20_Indent_20_2">
      <style:text-properties fo:font-style="normal" officeooo:rsid="00497fff" officeooo:paragraph-rsid="00497fff" style:font-style-asian="normal" style:font-style-complex="normal"/>
    </style:style>
    <style:style style:name="P22" style:family="paragraph" style:parent-style-name="Text_20_Body_20_Indent_20_2">
      <style:text-properties fo:font-style="normal" officeooo:rsid="004a159a" officeooo:paragraph-rsid="004a159a" style:font-style-asian="normal" style:font-style-complex="normal"/>
    </style:style>
    <style:style style:name="P23" style:family="paragraph" style:parent-style-name="Text_20_Body_20_Indent_20_2">
      <style:text-properties officeooo:rsid="00497fff" officeooo:paragraph-rsid="00497fff"/>
    </style:style>
    <style:style style:name="P24" style:family="paragraph" style:parent-style-name="Text_20_body">
      <style:paragraph-properties fo:break-before="page"/>
    </style:style>
    <style:style style:name="P25" style:family="paragraph" style:parent-style-name="Heading">
      <style:text-properties fo:font-style="normal" officeooo:rsid="00173e37" officeooo:paragraph-rsid="00173e37" style:font-style-asian="normal" style:font-style-complex="normal"/>
    </style:style>
    <style:style style:name="P26" style:family="paragraph" style:parent-style-name="Text_20_body_20_indent">
      <style:paragraph-properties fo:margin-left="0.2in" fo:margin-right="0in" fo:text-indent="0in" style:auto-text-indent="false"/>
      <style:text-properties officeooo:rsid="004b95b8" officeooo:paragraph-rsid="004b95b8"/>
    </style:style>
    <style:style style:name="P27" style:family="paragraph" style:parent-style-name="Text_20_body_20_indent">
      <style:paragraph-properties fo:margin-left="0.2in" fo:margin-right="0in" fo:text-indent="0in" style:auto-text-indent="false"/>
      <style:text-properties fo:font-style="normal" officeooo:rsid="004b95b8" officeooo:paragraph-rsid="004b95b8" style:font-style-asian="normal" style:font-style-complex="normal"/>
    </style:style>
    <style:style style:name="P28" style:family="paragraph" style:parent-style-name="Text_20_body">
      <style:text-properties officeooo:rsid="0001914c" officeooo:paragraph-rsid="008a02bd"/>
    </style:style>
    <style:style style:name="P29" style:family="paragraph" style:parent-style-name="Text_20_body">
      <style:text-properties officeooo:paragraph-rsid="008a02bd"/>
    </style:style>
    <style:style style:name="P30" style:family="paragraph" style:parent-style-name="Text_20_body">
      <style:text-properties officeooo:rsid="008a61b4" officeooo:paragraph-rsid="008a61b4"/>
    </style:style>
    <style:style style:name="P31" style:family="paragraph" style:parent-style-name="Text_20_body">
      <style:text-properties officeooo:rsid="008ddf94" officeooo:paragraph-rsid="008ddf94"/>
    </style:style>
    <style:style style:name="P32" style:family="paragraph" style:parent-style-name="Text_20_body">
      <style:text-properties officeooo:rsid="008ee9bd" officeooo:paragraph-rsid="0095509a"/>
    </style:style>
    <style:style style:name="P33" style:family="paragraph" style:parent-style-name="Text_20_body">
      <style:text-properties officeooo:rsid="0071e4e6" officeooo:paragraph-rsid="009080fc"/>
    </style:style>
    <style:style style:name="P34" style:family="paragraph" style:parent-style-name="Text_20_body">
      <style:text-properties fo:font-style="normal" officeooo:rsid="004a159a" officeooo:paragraph-rsid="004a159a" style:font-style-asian="normal" style:font-style-complex="normal"/>
    </style:style>
    <style:style style:name="P35" style:family="paragraph" style:parent-style-name="Text_20_body">
      <style:text-properties fo:font-style="normal" officeooo:rsid="004a159a" officeooo:paragraph-rsid="009080fc" style:font-style-asian="normal" style:font-style-complex="normal"/>
    </style:style>
    <style:style style:name="P36" style:family="paragraph" style:parent-style-name="Text_20_body">
      <style:text-properties fo:font-style="normal" fo:font-weight="bold" officeooo:rsid="004f06cd" officeooo:paragraph-rsid="00a6ece5" style:font-style-asian="normal" style:font-weight-asian="bold" style:font-style-complex="normal" style:font-weight-complex="bold"/>
    </style:style>
    <style:style style:name="P37" style:family="paragraph" style:parent-style-name="Text_20_body">
      <style:text-properties officeooo:rsid="0072a5a2" officeooo:paragraph-rsid="009080fc"/>
    </style:style>
    <style:style style:name="P38" style:family="paragraph" style:parent-style-name="Text_20_body">
      <style:text-properties officeooo:paragraph-rsid="009080fc"/>
    </style:style>
    <style:style style:name="P39" style:family="paragraph" style:parent-style-name="Text_20_body">
      <style:text-properties officeooo:rsid="0090c805" officeooo:paragraph-rsid="0090c805"/>
    </style:style>
    <style:style style:name="P40" style:family="paragraph" style:parent-style-name="Text_20_body">
      <style:text-properties officeooo:rsid="0090c805" officeooo:paragraph-rsid="0095509a"/>
    </style:style>
    <style:style style:name="P41" style:family="paragraph" style:parent-style-name="Text_20_body">
      <style:text-properties fo:font-weight="bold" style:font-weight-asian="bold" style:font-weight-complex="bold"/>
    </style:style>
    <style:style style:name="P42" style:family="paragraph" style:parent-style-name="Text_20_body">
      <style:text-properties fo:font-weight="bold" officeooo:rsid="009768c6" officeooo:paragraph-rsid="009768c6" style:font-weight-asian="bold" style:font-weight-complex="bold"/>
    </style:style>
    <style:style style:name="P43" style:family="paragraph" style:parent-style-name="Text_20_body">
      <style:text-properties fo:font-weight="bold" officeooo:paragraph-rsid="00a6ece5" style:font-weight-asian="bold" style:font-weight-complex="bold"/>
    </style:style>
    <style:style style:name="P44" style:family="paragraph" style:parent-style-name="Text_20_body">
      <style:text-properties officeooo:rsid="0098239e" officeooo:paragraph-rsid="0098239e"/>
    </style:style>
    <style:style style:name="P45" style:family="paragraph" style:parent-style-name="Text_20_body">
      <style:paragraph-properties>
        <style:tab-stops>
          <style:tab-stop style:position="2.5in"/>
        </style:tab-stops>
      </style:paragraph-properties>
      <style:text-properties officeooo:paragraph-rsid="009768c6"/>
    </style:style>
    <style:style style:name="P46" style:family="paragraph" style:parent-style-name="Text_20_body">
      <style:paragraph-properties fo:break-before="page"/>
    </style:style>
    <style:style style:name="P47" style:family="paragraph" style:parent-style-name="Text_20_body">
      <style:paragraph-properties fo:break-before="page"/>
      <style:text-properties officeooo:paragraph-rsid="009cc708"/>
    </style:style>
    <style:style style:name="P48" style:family="paragraph" style:parent-style-name="Standard">
      <style:paragraph-properties fo:margin-left="0.2in" fo:margin-right="0in" fo:text-indent="0in" style:auto-text-indent="false"/>
      <style:text-properties officeooo:rsid="004b95b8" officeooo:paragraph-rsid="004b95b8"/>
    </style:style>
    <style:style style:name="P49" style:family="paragraph" style:parent-style-name="Text_20_Body_20_Indent_20_2">
      <style:text-properties officeooo:rsid="00446ce9" officeooo:paragraph-rsid="008a02bd"/>
    </style:style>
    <style:style style:name="P50" style:family="paragraph" style:parent-style-name="Text_20_Body_20_Indent_20_2">
      <style:text-properties officeooo:rsid="00013a5b" officeooo:paragraph-rsid="008a02bd"/>
    </style:style>
    <style:style style:name="P51" style:family="paragraph" style:parent-style-name="Text_20_Body_20_Indent_20_2">
      <style:text-properties officeooo:paragraph-rsid="008a02bd"/>
    </style:style>
    <style:style style:name="P52" style:family="paragraph" style:parent-style-name="Text_20_Body_20_Indent_20_2">
      <style:text-properties officeooo:rsid="00497fff" officeooo:paragraph-rsid="009080fc"/>
    </style:style>
    <style:style style:name="P53" style:family="paragraph" style:parent-style-name="Text_20_Body_20_Indent_20_2">
      <style:text-properties fo:font-style="normal" officeooo:rsid="00497fff" officeooo:paragraph-rsid="009080fc" style:font-style-asian="normal" style:font-style-complex="normal"/>
    </style:style>
    <style:style style:name="P54" style:family="paragraph" style:parent-style-name="Text_20_Body_20_Indent_20_2">
      <style:text-properties fo:font-style="normal" officeooo:rsid="004a159a" officeooo:paragraph-rsid="009080fc" style:font-style-asian="normal" style:font-style-complex="normal"/>
    </style:style>
    <style:style style:name="P55" style:family="paragraph" style:parent-style-name="Text_20_Body_20_Indent_20_2">
      <style:text-properties fo:font-style="normal" officeooo:rsid="004d3bc4" officeooo:paragraph-rsid="009cc708" style:font-style-asian="normal" style:font-style-complex="normal"/>
    </style:style>
    <style:style style:name="P56" style:family="paragraph" style:parent-style-name="Heading_20_4">
      <style:text-properties officeooo:rsid="002c1edf" officeooo:paragraph-rsid="002c1edf"/>
    </style:style>
    <style:style style:name="P57" style:family="paragraph" style:parent-style-name="Heading_20_4">
      <style:text-properties officeooo:paragraph-rsid="008a02bd"/>
    </style:style>
    <style:style style:name="P58" style:family="paragraph" style:parent-style-name="Heading_20_4">
      <style:text-properties officeooo:paragraph-rsid="009080fc"/>
    </style:style>
    <style:style style:name="P59" style:family="paragraph" style:parent-style-name="Heading_20_4">
      <style:paragraph-properties fo:break-before="page"/>
      <style:text-properties officeooo:paragraph-rsid="00a6ece5"/>
    </style:style>
    <style:style style:name="P60" style:family="paragraph" style:parent-style-name="Text_20_body_20_indent">
      <style:text-properties fo:font-style="normal" officeooo:rsid="00385250" officeooo:paragraph-rsid="00385250" style:font-style-asian="normal" style:font-style-complex="normal"/>
    </style:style>
    <style:style style:name="P61" style:family="paragraph" style:parent-style-name="Text_20_body_20_indent">
      <style:text-properties fo:font-style="normal" officeooo:rsid="0088ad4b" officeooo:paragraph-rsid="0088ad4b" style:font-style-asian="normal" style:font-style-complex="normal"/>
    </style:style>
    <style:style style:name="P62" style:family="paragraph" style:parent-style-name="Text_20_body_20_indent">
      <style:text-properties fo:font-style="normal" officeooo:rsid="00780fd5" officeooo:paragraph-rsid="0088ad4b" style:font-style-asian="normal" style:font-style-complex="normal"/>
    </style:style>
    <style:style style:name="P63" style:family="paragraph" style:parent-style-name="Text_20_body_20_indent">
      <style:text-properties fo:font-style="normal" officeooo:rsid="0001914c" officeooo:paragraph-rsid="008a02bd" style:font-style-asian="normal" style:font-style-complex="normal"/>
    </style:style>
    <style:style style:name="P64" style:family="paragraph" style:parent-style-name="Text_20_body_20_indent">
      <style:text-properties fo:font-style="normal" officeooo:rsid="004907c1" officeooo:paragraph-rsid="008a02bd" style:font-style-asian="normal" style:font-style-complex="normal"/>
    </style:style>
    <style:style style:name="P65" style:family="paragraph" style:parent-style-name="Text_20_body_20_indent">
      <style:text-properties fo:font-style="normal" officeooo:rsid="00497fff" officeooo:paragraph-rsid="008a02bd" style:font-style-asian="normal" style:font-style-complex="normal"/>
    </style:style>
    <style:style style:name="P66" style:family="paragraph" style:parent-style-name="Text_20_body_20_indent">
      <style:text-properties fo:font-style="normal" officeooo:rsid="0071e4e6" officeooo:paragraph-rsid="009080fc" style:font-style-asian="normal" style:font-style-complex="normal"/>
    </style:style>
    <style:style style:name="P67" style:family="paragraph" style:parent-style-name="Text_20_body_20_indent">
      <style:text-properties fo:font-style="normal" officeooo:rsid="004b95b8" officeooo:paragraph-rsid="009080fc" style:font-style-asian="normal" style:font-style-complex="normal"/>
    </style:style>
    <style:style style:name="P68" style:family="paragraph" style:parent-style-name="Text_20_body_20_indent">
      <style:text-properties fo:font-style="normal" officeooo:rsid="009b70c5" officeooo:paragraph-rsid="009b70c5" style:font-style-asian="normal" style:font-style-complex="normal"/>
    </style:style>
    <style:style style:name="P69" style:family="paragraph" style:parent-style-name="Text_20_body_20_indent">
      <style:text-properties fo:font-style="normal" officeooo:rsid="007cdb2b" officeooo:paragraph-rsid="009cc708" style:font-style-asian="normal" style:font-style-complex="normal"/>
    </style:style>
    <style:style style:name="P70" style:family="paragraph" style:parent-style-name="Text_20_body_20_indent">
      <style:text-properties fo:font-style="normal" officeooo:paragraph-rsid="009cc708" style:font-style-asian="normal" style:font-style-complex="normal"/>
    </style:style>
    <style:style style:name="P71" style:family="paragraph" style:parent-style-name="Text_20_body_20_indent">
      <style:text-properties officeooo:rsid="004b95b8" officeooo:paragraph-rsid="0088ad4b"/>
    </style:style>
    <style:style style:name="P72" style:family="paragraph" style:parent-style-name="Text_20_body_20_indent">
      <style:text-properties officeooo:rsid="0050dc8a" officeooo:paragraph-rsid="0088ad4b"/>
    </style:style>
    <style:style style:name="P73" style:family="paragraph" style:parent-style-name="Text_20_body_20_indent">
      <style:text-properties officeooo:rsid="0088ad4b" officeooo:paragraph-rsid="0088ad4b"/>
    </style:style>
    <style:style style:name="P74" style:family="paragraph" style:parent-style-name="Text_20_body_20_indent">
      <style:text-properties officeooo:rsid="0088ad4b" officeooo:paragraph-rsid="00a6ece5"/>
    </style:style>
    <style:style style:name="P75" style:family="paragraph" style:parent-style-name="Text_20_body_20_indent">
      <style:text-properties officeooo:rsid="00446ce9" officeooo:paragraph-rsid="008a02bd"/>
    </style:style>
    <style:style style:name="P76" style:family="paragraph" style:parent-style-name="Text_20_body_20_indent">
      <style:text-properties officeooo:rsid="0005b41e" officeooo:paragraph-rsid="008a02bd"/>
    </style:style>
    <style:style style:name="P77" style:family="paragraph" style:parent-style-name="Text_20_body_20_indent">
      <style:text-properties officeooo:rsid="0047bad4" officeooo:paragraph-rsid="008a02bd"/>
    </style:style>
    <style:style style:name="P78" style:family="paragraph" style:parent-style-name="Text_20_body_20_indent">
      <style:text-properties officeooo:rsid="004907c1" officeooo:paragraph-rsid="008a02bd"/>
    </style:style>
    <style:style style:name="P79" style:family="paragraph" style:parent-style-name="Text_20_body_20_indent">
      <style:text-properties officeooo:rsid="00497fff" officeooo:paragraph-rsid="008a02bd"/>
    </style:style>
    <style:style style:name="P80" style:family="paragraph" style:parent-style-name="Text_20_body_20_indent">
      <style:text-properties officeooo:rsid="00013a5b" officeooo:paragraph-rsid="008a02bd"/>
    </style:style>
    <style:style style:name="P81" style:family="paragraph" style:parent-style-name="Text_20_body_20_indent">
      <style:text-properties officeooo:rsid="000e2ab0" officeooo:paragraph-rsid="008a02bd"/>
    </style:style>
    <style:style style:name="P82" style:family="paragraph" style:parent-style-name="Text_20_body_20_indent">
      <style:text-properties officeooo:paragraph-rsid="008a02bd"/>
    </style:style>
    <style:style style:name="P83" style:family="paragraph" style:parent-style-name="Text_20_body_20_indent">
      <style:text-properties officeooo:rsid="008a02bd" officeooo:paragraph-rsid="008a02bd"/>
    </style:style>
    <style:style style:name="P84" style:family="paragraph" style:parent-style-name="Text_20_body_20_indent">
      <style:text-properties officeooo:rsid="004a159a" officeooo:paragraph-rsid="004a159a"/>
    </style:style>
    <style:style style:name="P85" style:family="paragraph" style:parent-style-name="Text_20_body_20_indent">
      <style:text-properties officeooo:rsid="004a159a" officeooo:paragraph-rsid="009080fc"/>
    </style:style>
    <style:style style:name="P86" style:family="paragraph" style:parent-style-name="Text_20_body_20_indent">
      <style:text-properties officeooo:rsid="0071e4e6" officeooo:paragraph-rsid="009080fc"/>
    </style:style>
    <style:style style:name="P87" style:family="paragraph" style:parent-style-name="Text_20_body_20_indent">
      <style:text-properties officeooo:rsid="00967dd0" officeooo:paragraph-rsid="00967dd0"/>
    </style:style>
    <style:style style:name="P88" style:family="paragraph" style:parent-style-name="Text_20_body_20_indent">
      <style:text-properties officeooo:rsid="00967dd0" officeooo:paragraph-rsid="00a6ece5"/>
    </style:style>
    <style:style style:name="P89" style:family="paragraph" style:parent-style-name="Text_20_body_20_indent">
      <style:text-properties officeooo:paragraph-rsid="0098239e"/>
    </style:style>
    <style:style style:name="P90" style:family="paragraph" style:parent-style-name="Text_20_body_20_indent">
      <style:text-properties officeooo:rsid="003348ec"/>
    </style:style>
    <style:style style:name="P91" style:family="paragraph" style:parent-style-name="Text_20_body_20_indent">
      <style:text-properties officeooo:paragraph-rsid="00991aea"/>
    </style:style>
    <style:style style:name="P92" style:family="paragraph" style:parent-style-name="Text_20_body_20_indent">
      <style:paragraph-properties>
        <style:tab-stops>
          <style:tab-stop style:position="1.4791in"/>
        </style:tab-stops>
      </style:paragraph-properties>
      <style:text-properties officeooo:paragraph-rsid="00991aea"/>
    </style:style>
    <style:style style:name="P93" style:family="paragraph" style:parent-style-name="Text_20_body_20_indent">
      <style:text-properties officeooo:rsid="007cdb2b" officeooo:paragraph-rsid="009cc708"/>
    </style:style>
    <style:style style:name="P94" style:family="paragraph" style:parent-style-name="Text_20_body_20_indent">
      <style:text-properties officeooo:paragraph-rsid="009cc708"/>
    </style:style>
    <style:style style:name="P95" style:family="paragraph" style:parent-style-name="Text_20_body_20_indent">
      <style:text-properties officeooo:rsid="009f7b32" officeooo:paragraph-rsid="009f7b32"/>
    </style:style>
    <style:style style:name="P96" style:family="paragraph" style:parent-style-name="Text_20_body_20_indent">
      <style:text-properties fo:font-weight="normal" officeooo:rsid="003dfc33" officeooo:paragraph-rsid="00a6ece5" style:font-weight-asian="normal" style:font-weight-complex="normal"/>
    </style:style>
    <style:style style:name="P97" style:family="paragraph" style:parent-style-name="Text_20_body_20_indent">
      <style:text-properties fo:font-weight="normal" officeooo:rsid="00177d66" officeooo:paragraph-rsid="00a6ece5" style:font-weight-asian="normal" style:font-weight-complex="normal"/>
    </style:style>
    <style:style style:name="P98" style:family="paragraph" style:parent-style-name="Text_20_body_20_indent">
      <style:text-properties fo:font-weight="normal" officeooo:rsid="003ad243" officeooo:paragraph-rsid="00a6ece5" style:font-weight-asian="normal" style:font-weight-complex="normal"/>
    </style:style>
    <style:style style:name="P99" style:family="paragraph" style:parent-style-name="Text_20_body_20_indent">
      <style:paragraph-properties fo:margin-left="0.2in" fo:margin-right="0in" fo:text-indent="0in" style:auto-text-indent="false"/>
      <style:text-properties officeooo:rsid="004b95b8" officeooo:paragraph-rsid="009080fc"/>
    </style:style>
    <style:style style:name="P100" style:family="paragraph" style:parent-style-name="Text_20_body_20_indent">
      <style:paragraph-properties fo:margin-left="0.2in" fo:margin-right="0in" fo:text-indent="0in" style:auto-text-indent="false"/>
      <style:text-properties fo:font-style="normal" officeooo:rsid="004b95b8" officeooo:paragraph-rsid="004b95b8" style:font-style-asian="normal" style:font-style-complex="normal"/>
    </style:style>
    <style:style style:name="P101" style:family="paragraph" style:parent-style-name="Text_20_body_20_indent">
      <style:paragraph-properties fo:margin-left="0.2in" fo:margin-right="0in" fo:text-indent="0in" style:auto-text-indent="false"/>
      <style:text-properties fo:font-style="normal" officeooo:rsid="004b95b8" officeooo:paragraph-rsid="009080fc" style:font-style-asian="normal" style:font-style-complex="normal"/>
    </style:style>
    <style:style style:name="P102" style:family="paragraph" style:parent-style-name="Text_20_body_20_indent">
      <style:paragraph-properties fo:margin-left="0.2in" fo:margin-right="0in" fo:text-indent="0in" style:auto-text-indent="false"/>
      <style:text-properties fo:font-style="normal" officeooo:rsid="0071e4e6" officeooo:paragraph-rsid="009080fc" style:font-style-asian="normal" style:font-style-complex="normal"/>
    </style:style>
    <style:style style:name="P103" style:family="paragraph" style:parent-style-name="Text_20_body_20_indent">
      <style:paragraph-properties fo:margin-left="0.2in" fo:margin-right="0in" fo:text-indent="0in" style:auto-text-indent="false"/>
      <style:text-properties fo:font-style="normal" officeooo:rsid="00312b6e" officeooo:paragraph-rsid="009080fc" style:font-style-asian="normal" style:font-style-complex="normal"/>
    </style:style>
    <style:style style:name="P104" style:family="paragraph" style:parent-style-name="Text_20_body_20_indent">
      <style:paragraph-properties fo:margin-left="0.2in" fo:margin-right="0in" fo:text-indent="0in" style:auto-text-indent="false"/>
      <style:text-properties fo:font-style="normal" officeooo:rsid="009b70c5" officeooo:paragraph-rsid="009b70c5" style:font-style-asian="normal" style:font-style-complex="normal"/>
    </style:style>
    <style:style style:name="P105" style:family="paragraph" style:parent-style-name="Text_20_body_20_indent">
      <style:paragraph-properties fo:margin-left="0.2in" fo:margin-right="0in" fo:text-indent="0in" style:auto-text-indent="false"/>
      <style:text-properties officeooo:rsid="0071e4e6" officeooo:paragraph-rsid="009080fc"/>
    </style:style>
    <style:style style:name="P106" style:family="paragraph" style:parent-style-name="Text_20_body_20_indent">
      <style:paragraph-properties fo:break-before="page"/>
    </style:style>
    <style:style style:name="P107" style:family="paragraph" style:parent-style-name="Text_20_body_20_indent">
      <style:paragraph-properties fo:break-before="page"/>
      <style:text-properties officeooo:rsid="004b95b8" officeooo:paragraph-rsid="009080fc"/>
    </style:style>
    <style:style style:name="P108" style:family="paragraph" style:parent-style-name="Heading">
      <style:text-properties officeooo:rsid="00173e37" officeooo:paragraph-rsid="00430886"/>
    </style:style>
    <style:style style:name="P109" style:family="paragraph" style:parent-style-name="Heading">
      <style:paragraph-properties fo:break-before="page"/>
    </style:style>
    <style:style style:name="P110" style:family="paragraph" style:parent-style-name="Heading">
      <style:paragraph-properties fo:break-before="page"/>
      <style:text-properties officeooo:paragraph-rsid="009080fc"/>
    </style:style>
    <style:style style:name="T1" style:family="text">
      <style:text-properties officeooo:rsid="00515e00"/>
    </style:style>
    <style:style style:name="T2" style:family="text">
      <style:text-properties officeooo:rsid="00173e37"/>
    </style:style>
    <style:style style:name="T3" style:family="text">
      <style:text-properties fo:font-style="italic" style:font-style-asian="italic" style:font-style-complex="italic"/>
    </style:style>
    <style:style style:name="T4" style:family="text">
      <style:text-properties fo:font-style="italic" officeooo:rsid="00446ce9" style:font-style-asian="italic" style:font-style-complex="italic"/>
    </style:style>
    <style:style style:name="T5" style:family="text">
      <style:text-properties fo:font-style="italic" officeooo:rsid="004650d4" style:font-style-asian="italic" style:font-style-complex="italic"/>
    </style:style>
    <style:style style:name="T6" style:family="text">
      <style:text-properties fo:font-style="italic" officeooo:rsid="00497fff" style:font-style-asian="italic" style:font-style-complex="italic"/>
    </style:style>
    <style:style style:name="T7" style:family="text">
      <style:text-properties fo:font-style="italic" officeooo:rsid="004b95b8" style:font-style-asian="italic" style:font-style-complex="italic"/>
    </style:style>
    <style:style style:name="T8" style:family="text">
      <style:text-properties fo:font-style="italic" officeooo:rsid="00929fc3"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0a2543" style:font-style-asian="normal" style:font-style-complex="normal"/>
    </style:style>
    <style:style style:name="T11" style:family="text">
      <style:text-properties fo:font-style="normal" officeooo:rsid="00446ce9" style:font-style-asian="normal" style:font-style-complex="normal"/>
    </style:style>
    <style:style style:name="T12" style:family="text">
      <style:text-properties fo:font-style="normal" officeooo:rsid="004907c1" style:font-style-asian="normal" style:font-style-complex="normal"/>
    </style:style>
    <style:style style:name="T13" style:family="text">
      <style:text-properties fo:font-style="normal" officeooo:rsid="00497fff" style:font-style-asian="normal" style:font-style-complex="normal"/>
    </style:style>
    <style:style style:name="T14" style:family="text">
      <style:text-properties fo:font-style="normal" officeooo:rsid="00312b6e" style:font-style-asian="normal" style:font-style-complex="normal"/>
    </style:style>
    <style:style style:name="T15" style:family="text">
      <style:text-properties fo:font-style="normal" officeooo:rsid="004b95b8" style:font-style-asian="normal" style:font-style-complex="normal"/>
    </style:style>
    <style:style style:name="T16" style:family="text">
      <style:text-properties fo:font-style="normal" officeooo:rsid="003348ec" style:font-style-asian="normal" style:font-style-complex="normal"/>
    </style:style>
    <style:style style:name="T17" style:family="text">
      <style:text-properties fo:font-style="normal" officeooo:rsid="004d3bc4" style:font-style-asian="normal" style:font-style-complex="normal"/>
    </style:style>
    <style:style style:name="T18" style:family="text">
      <style:text-properties fo:font-style="normal" officeooo:rsid="0058ec23" style:font-style-asian="normal" style:font-style-complex="normal"/>
    </style:style>
    <style:style style:name="T19" style:family="text">
      <style:text-properties fo:font-style="normal" officeooo:rsid="005bf6f0" style:font-style-asian="normal" style:font-style-complex="normal"/>
    </style:style>
    <style:style style:name="T20" style:family="text">
      <style:text-properties fo:font-style="normal" officeooo:rsid="0063db38" style:font-style-asian="normal" style:font-style-complex="normal"/>
    </style:style>
    <style:style style:name="T21" style:family="text">
      <style:text-properties fo:font-style="normal" officeooo:rsid="0073a102" style:font-style-asian="normal" style:font-style-complex="normal"/>
    </style:style>
    <style:style style:name="T22" style:family="text">
      <style:text-properties fo:font-style="normal" officeooo:rsid="0074b9ab" style:font-style-asian="normal" style:font-style-complex="normal"/>
    </style:style>
    <style:style style:name="T23" style:family="text">
      <style:text-properties fo:font-style="normal" officeooo:rsid="0071e4e6" style:font-style-asian="normal" style:font-style-complex="normal"/>
    </style:style>
    <style:style style:name="T24" style:family="text">
      <style:text-properties fo:font-style="normal" officeooo:rsid="00929fc3" style:font-style-asian="normal" style:font-style-complex="normal"/>
    </style:style>
    <style:style style:name="T25" style:family="text">
      <style:text-properties fo:font-style="normal" officeooo:rsid="0098239e" style:font-style-asian="normal" style:font-style-complex="normal"/>
    </style:style>
    <style:style style:name="T26" style:family="text">
      <style:text-properties fo:font-style="normal" officeooo:rsid="007cdb2b" style:font-style-asian="normal" style:font-style-complex="normal"/>
    </style:style>
    <style:style style:name="T27" style:family="text">
      <style:text-properties fo:font-style="normal" officeooo:rsid="00a6a608" style:font-style-asian="normal" style:font-style-complex="normal"/>
    </style:style>
    <style:style style:name="T28" style:family="text">
      <style:text-properties officeooo:rsid="00013a5b"/>
    </style:style>
    <style:style style:name="T29" style:family="text">
      <style:text-properties officeooo:rsid="000b18ac"/>
    </style:style>
    <style:style style:name="T30" style:family="text">
      <style:text-properties officeooo:rsid="00095c59"/>
    </style:style>
    <style:style style:name="T31" style:family="text">
      <style:text-properties officeooo:rsid="0005b41e"/>
    </style:style>
    <style:style style:name="T32" style:family="text">
      <style:text-properties officeooo:rsid="000a99b3"/>
    </style:style>
    <style:style style:name="T33" style:family="text">
      <style:text-properties officeooo:rsid="00102e7f"/>
    </style:style>
    <style:style style:name="T34" style:family="text">
      <style:text-properties officeooo:rsid="002c1edf"/>
    </style:style>
    <style:style style:name="T35" style:family="text">
      <style:text-properties officeooo:rsid="002de505"/>
    </style:style>
    <style:style style:name="T36" style:family="text">
      <style:text-properties officeooo:rsid="003348ec"/>
    </style:style>
    <style:style style:name="T37" style:family="text">
      <style:text-properties officeooo:rsid="003ad243"/>
    </style:style>
    <style:style style:name="T38" style:family="text">
      <style:text-properties officeooo:rsid="003f61f4"/>
    </style:style>
    <style:style style:name="T39" style:family="text">
      <style:text-properties officeooo:rsid="00430886"/>
    </style:style>
    <style:style style:name="T40" style:family="text">
      <style:text-properties officeooo:rsid="00446ce9"/>
    </style:style>
    <style:style style:name="T41" style:family="text">
      <style:text-properties officeooo:rsid="0045d945"/>
    </style:style>
    <style:style style:name="T42" style:family="text">
      <style:text-properties officeooo:rsid="004650d4"/>
    </style:style>
    <style:style style:name="T43" style:family="text">
      <style:text-properties officeooo:rsid="004907c1"/>
    </style:style>
    <style:style style:name="T44" style:family="text">
      <style:text-properties officeooo:rsid="00497fff"/>
    </style:style>
    <style:style style:name="T45" style:family="text">
      <style:text-properties officeooo:rsid="004ce12d"/>
    </style:style>
    <style:style style:name="T46" style:family="text">
      <style:text-properties officeooo:rsid="004f06cd"/>
    </style:style>
    <style:style style:name="T47" style:family="text">
      <style:text-properties officeooo:rsid="0050dc8a"/>
    </style:style>
    <style:style style:name="T48" style:family="text">
      <style:text-properties officeooo:rsid="005626ce"/>
    </style:style>
    <style:style style:name="T49" style:family="text">
      <style:text-properties officeooo:rsid="005741af"/>
    </style:style>
    <style:style style:name="T50" style:family="text">
      <style:text-properties officeooo:rsid="005a240e"/>
    </style:style>
    <style:style style:name="T51" style:family="text">
      <style:text-properties fo:font-weight="normal" officeooo:rsid="005fa0e5" style:font-weight-asian="normal" style:font-weight-complex="normal"/>
    </style:style>
    <style:style style:name="T52" style:family="text">
      <style:text-properties officeooo:rsid="0060e9cc"/>
    </style:style>
    <style:style style:name="T53" style:family="text">
      <style:text-properties officeooo:rsid="0065537e"/>
    </style:style>
    <style:style style:name="T54" style:family="text">
      <style:text-properties officeooo:rsid="006ad147"/>
    </style:style>
    <style:style style:name="T55" style:family="text">
      <style:text-properties officeooo:rsid="00700664"/>
    </style:style>
    <style:style style:name="T56" style:family="text">
      <style:text-properties officeooo:rsid="00770e11"/>
    </style:style>
    <style:style style:name="T57" style:family="text">
      <style:text-properties officeooo:rsid="00780fd5"/>
    </style:style>
    <style:style style:name="T58" style:family="text">
      <style:text-properties fo:font-weight="bold" style:font-weight-asian="bold" style:font-weight-complex="bold"/>
    </style:style>
    <style:style style:name="T59" style:family="text">
      <style:text-properties fo:font-weight="bold" officeooo:rsid="001137d9" style:font-weight-asian="bold" style:font-weight-complex="bold"/>
    </style:style>
    <style:style style:name="T60" style:family="text">
      <style:text-properties fo:font-weight="bold" officeooo:rsid="009768c6" style:font-weight-asian="bold" style:font-weight-complex="bold"/>
    </style:style>
    <style:style style:name="T61" style:family="text">
      <style:text-properties officeooo:rsid="0040229d"/>
    </style:style>
    <style:style style:name="T62" style:family="text">
      <style:text-properties officeooo:rsid="0071e4e6"/>
    </style:style>
    <style:style style:name="T63" style:family="text">
      <style:text-properties officeooo:rsid="00929fc3"/>
    </style:style>
    <style:style style:name="T64" style:family="text">
      <style:text-properties officeooo:rsid="0093f41e"/>
    </style:style>
    <style:style style:name="T65" style:family="text">
      <style:text-properties officeooo:rsid="0095509a"/>
    </style:style>
    <style:style style:name="T66" style:family="text">
      <style:text-properties officeooo:rsid="00967dd0"/>
    </style:style>
    <style:style style:name="T67" style:family="text">
      <style:text-properties officeooo:rsid="0097ac2a"/>
    </style:style>
    <style:style style:name="T68" style:family="text">
      <style:text-properties style:font-name="Gentium Basic1" fo:font-size="12pt" fo:font-style="normal" fo:font-weight="normal" officeooo:rsid="0098239e" style:font-size-asian="12pt" style:font-style-asian="normal" style:font-weight-asian="normal" style:font-size-complex="12pt" style:font-style-complex="normal"/>
    </style:style>
    <style:style style:name="T69" style:family="text">
      <style:text-properties style:font-name="Gentium Basic1" fo:font-size="12pt" fo:font-style="normal" fo:font-weight="normal" officeooo:rsid="00991aea" style:font-size-asian="12pt" style:font-style-asian="normal" style:font-weight-asian="normal" style:font-size-complex="12pt" style:font-style-complex="normal"/>
    </style:style>
    <style:style style:name="T70" style:family="text">
      <style:text-properties fo:font-size="12pt" fo:font-style="normal" officeooo:rsid="004b95b8" style:font-size-asian="12pt" style:font-style-asian="normal" style:font-size-complex="12pt" style:font-style-complex="normal"/>
    </style:style>
    <style:style style:name="T71" style:family="text">
      <style:text-properties fo:font-size="12pt" fo:font-style="normal" officeooo:rsid="0098239e" style:font-size-asian="12pt" style:font-style-asian="normal" style:font-size-complex="12pt" style:font-style-complex="normal"/>
    </style:style>
    <style:style style:name="T72" style:family="text">
      <style:text-properties officeooo:rsid="007cdb2b"/>
    </style:style>
    <style:style style:name="T73" style:family="text">
      <style:text-properties officeooo:rsid="00a2b4aa"/>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span text:style-name="T60">Homework for Day 3 <text:tab/></text:span><text:span text:style-name="T51">Name:____________________________________</text:span></text:p>
      <text:p text:style-name="P42">Binomial distribution</text:p>
      <text:p text:style-name="Text_20_body">Wes plays baseball. Last year his batting average was 0.280. He worked hard over the winter to improve his batting average, and he now has a 0.300 chance of getting a hit at each at bat. What is the probability that after 250 at bats in the new season, he gets 70 or fewer hits? (70 hits out of 250 at bats is a batting average of 0.280.) Use a spreadsheet! <text:span text:style-name="T67">[This is the probability that even though Wes is now a better hitter, it won’t show up in his batting average.]</text:span></text:p>
      <text:p text:style-name="P41"/>
      <text:p text:style-name="P41"/>
      <text:p text:style-name="P41"/>
      <text:p text:style-name="P41">Probability Theory<text:tab/><text:tab/></text:p>
      <text:p text:style-name="Text_20_body">You can use a word processor if you like.</text:p>
      <text:p text:style-name="Text_20_body">1. <text:span text:style-name="T36">A coin is flipped six successive times. The event space is the set of possible outcomes. Write down each event:</text:span></text:p>
      <text:p text:style-name="Text_20_body_20_indent"><text:span text:style-name="T36">A</text:span><text:span text:style-name="T16"> : </text:span><text:span text:style-name="T21">T</text:span><text:span text:style-name="T17">he</text:span><text:span text:style-name="T9">re were at least four heads in a row.</text:span></text:p>
      <text:p text:style-name="P95">{ HHHHHH, HHHHHT, HHHHTH, </text:p>
      <text:p text:style-name="Text_20_body_20_indent"/>
      <text:p text:style-name="Text_20_body_20_indent">B<text:span text:style-name="T9"> : </text:span><text:span text:style-name="T21">T</text:span><text:span text:style-name="T9">here were at least five heads.</text:span></text:p>
      <text:p text:style-name="P95">{ HHHHHH, HHHHHT, HHHHTH, </text:p>
      <text:p text:style-name="Text_20_body_20_indent"/>
      <text:p text:style-name="P89">C<text:span text:style-name="T9"> : </text:span><text:span text:style-name="T21">E</text:span><text:span text:style-name="T17">ach head (except for the last one) was immediately followed by a tail. There are lots of </text:span><text:span text:style-name="T18">t</text:span><text:span text:style-name="T17">hese, </text:span><text:span text:style-name="T22">so write small</text:span><text:span text:style-name="T17">. H</text:span><text:span text:style-name="T25">ere are some to start your list:</text:span></text:p>
      <text:p text:style-name="P89"><text:span text:style-name="T25">{TTTTTT, TTTTTH, TTTTHT, TTTHTT, TTTHTH, TTHTTT, TTHTTH, TTHTHT, </text:span></text:p>
      <text:p text:style-name="Text_20_body_20_indent"/>
      <text:p text:style-name="Text_20_body_20_indent"/>
      <text:p text:style-name="Text_20_body_20_indent"/>
      <text:p text:style-name="Text_20_body_20_indent"/>
      <text:p text:style-name="Text_20_body_20_indent"><draw:frame draw:style-name="fr1" draw:name="Object30" text:anchor-type="as-char" svg:y="-0.1484in" svg:width="0.4547in" svg:height="0.1846in" draw:z-index="0"><draw:object xlink:href="./Object 30" xlink:type="simple" xlink:show="embed" xlink:actuate="onLoad"/><draw:image xlink:href="./ObjectReplacements/Object 30" xlink:type="simple" xlink:show="embed" xlink:actuate="onLoad"/></draw:frame></text:p>
      <text:p text:style-name="Text_20_body_20_indent"/>
      <text:p text:style-name="Text_20_body_20_indent"/>
      <text:p text:style-name="P106"><draw:frame draw:style-name="fr1" draw:name="Object31" text:anchor-type="as-char" svg:y="-0.1484in" svg:width="0.4618in" svg:height="0.1846in" draw:z-index="1"><draw:object xlink:href="./Object 31" xlink:type="simple" xlink:show="embed" xlink:actuate="onLoad"/><draw:image xlink:href="./ObjectReplacements/Object 31" xlink:type="simple" xlink:show="embed" xlink:actuate="onLoad"/></draw:frame></text:p>
      <text:p text:style-name="Text_20_body_20_indent"/>
      <text:p text:style-name="Text_20_body_20_indent"/>
      <text:p text:style-name="Text_20_body_20_indent"><draw:frame draw:style-name="fr1" draw:name="Object32" text:anchor-type="as-char" svg:y="-0.1484in" svg:width="0.8402in" svg:height="0.1909in" draw:z-index="2"><draw:object xlink:href="./Object 32" xlink:type="simple" xlink:show="embed" xlink:actuate="onLoad"/><draw:image xlink:href="./ObjectReplacements/Object 32" xlink:type="simple" xlink:show="embed" xlink:actuate="onLoad"/></draw:frame></text:p>
      <text:p text:style-name="Text_20_body_20_indent"/>
      <text:p text:style-name="Text_20_body_20_indent"/>
      <text:p text:style-name="Text_20_body_20_indent">D<text:span text:style-name="T9"> : there are exactly two tails and they are successive</text:span></text:p>
      <text:p text:style-name="Text_20_body_20_indent"/>
      <text:p text:style-name="Text_20_body_20_indent"/>
      <text:p text:style-name="Text_20_body_20_indent"><draw:frame draw:style-name="fr1" draw:name="Object33" text:anchor-type="as-char" svg:y="-0.1484in" svg:width="0.4752in" svg:height="0.1846in" draw:z-index="3"><draw:object xlink:href="./Object 33" xlink:type="simple" xlink:show="embed" xlink:actuate="onLoad"/><draw:image xlink:href="./ObjectReplacements/Object 33" xlink:type="simple" xlink:show="embed" xlink:actuate="onLoad"/></draw:frame></text:p>
      <text:p text:style-name="Text_20_body_20_indent"/>
      <text:p text:style-name="Text_20_body_20_indent"/>
      <text:p text:style-name="Text_20_body_20_indent"><draw:frame draw:style-name="fr1" draw:name="Object34" text:anchor-type="as-char" svg:y="-0.172in" svg:width="0.5244in" svg:height="0.2083in" draw:z-index="4"><draw:object xlink:href="./Object 34" xlink:type="simple" xlink:show="embed" xlink:actuate="onLoad"/><draw:image xlink:href="./ObjectReplacements/Object 34" xlink:type="simple" xlink:show="embed" xlink:actuate="onLoad"/></draw:frame></text:p>
      <text:p text:style-name="Text_20_body_20_indent"/>
      <text:p text:style-name="Text_20_body_20_indent"/>
      <text:p text:style-name="Text_20_body_20_indent"><draw:frame draw:style-name="fr1" draw:name="Object35" text:anchor-type="as-char" svg:y="-0.172in" svg:width="0.5244in" svg:height="0.2083in" draw:z-index="5"><draw:object xlink:href="./Object 35" xlink:type="simple" xlink:show="embed" xlink:actuate="onLoad"/><draw:image xlink:href="./ObjectReplacements/Object 35" xlink:type="simple" xlink:show="embed" xlink:actuate="onLoad"/></draw:frame></text:p>
      <text:p text:style-name="Text_20_body"/>
      <text:p text:style-name="Text_20_body"/>
      <text:p text:style-name="Text_20_body">2. A <text:span text:style-name="T46">twelve sided </text:span>die is <text:span text:style-name="T46">rolled</text:span> <text:span text:style-name="T46">with possible outcomes the integers from one through 12. A twenty-sided die is rolled at the same time, with possible outcomes the integers from 1 through 20.</text:span></text:p>
      <text:p text:style-name="Text_20_body_20_indent">How many elements are in each event <text:span text:style-name="T56">below</text:span>?</text:p>
      <text:p text:style-name="Text_20_body_20_indent">A : <text:span text:style-name="T57">T</text:span>he twelve sided die has a bigger outcome than the twenty-sided die.</text:p>
      <text:p text:style-name="Text_20_body_20_indent"/>
      <text:p text:style-name="Text_20_body_20_indent"/>
      <text:p text:style-name="Text_20_body_20_indent">B : <text:span text:style-name="T57">T</text:span>he outcomes of both dies are even</text:p>
      <text:p text:style-name="Text_20_body_20_indent"/>
      <text:p text:style-name="Text_20_body_20_indent"/>
      <text:p text:style-name="P90"/>
      <text:p text:style-name="Text_20_body"/>
      <text:p text:style-name="P47"><text:span text:style-name="T73">3</text:span>. <text:span text:style-name="T36">A coin is flipped six successive times. The event space is the set of possible outcomes. Each simple event has an equally likely outcome. </text:span></text:p>
      <text:p text:style-name="P94"><text:span text:style-name="T36">A</text:span><text:span text:style-name="T16"> : </text:span><text:span text:style-name="T26">there were three heads and three tails</text:span><text:span text:style-name="T9">.</text:span></text:p>
      <text:p text:style-name="P94">B<text:span text:style-name="T9"> : there were at least five heads.</text:span></text:p>
      <text:p text:style-name="P94">C<text:span text:style-name="T9"> : </text:span><text:span text:style-name="T26">the last flip was tails.</text:span></text:p>
      <text:p text:style-name="P94">D<text:span text:style-name="T9">: no two successive flips had the same result.</text:span></text:p>
      <text:p text:style-name="P70">Find each probability</text:p>
      <text:p text:style-name="P94"><text:span text:style-name="T26">1. </text:span><text:span text:style-name="T9"><text:s/></text:span><text:span text:style-name="T9"><draw:frame draw:style-name="fr1" draw:name="Object63" text:anchor-type="as-char" svg:y="-0.1484in" svg:width="0.4575in" svg:height="0.1902in" draw:z-index="17"><draw:object xlink:href="./Object 63" xlink:type="simple" xlink:show="embed" xlink:actuate="onLoad"/><draw:image xlink:href="./ObjectReplacements/Object 63" xlink:type="simple" xlink:show="embed" xlink:actuate="onLoad"/><svg:desc>formula</svg:desc></draw:frame></text:span></text:p>
      <text:p text:style-name="P70"/>
      <text:p text:style-name="P93"><text:span text:style-name="T9">2. </text:span><text:span text:style-name="T9"><draw:frame draw:style-name="fr1" draw:name="Object64" text:anchor-type="as-char" svg:y="-0.1484in" svg:width="0.4583in" svg:height="0.1902in" draw:z-index="18"><draw:object xlink:href="./Object 64" xlink:type="simple" xlink:show="embed" xlink:actuate="onLoad"/><draw:image xlink:href="./ObjectReplacements/Object 64" xlink:type="simple" xlink:show="embed" xlink:actuate="onLoad"/><svg:desc>formula</svg:desc></draw:frame></text:span></text:p>
      <text:p text:style-name="P69"/>
      <text:p text:style-name="P93"><text:span text:style-name="T9">3. </text:span><text:span text:style-name="T9"><draw:frame draw:style-name="fr1" draw:name="Object65" text:anchor-type="as-char" svg:y="-0.1484in" svg:width="0.7154in" svg:height="0.1902in" draw:z-index="19"><draw:object xlink:href="./Object 65" xlink:type="simple" xlink:show="embed" xlink:actuate="onLoad"/><draw:image xlink:href="./ObjectReplacements/Object 65" xlink:type="simple" xlink:show="embed" xlink:actuate="onLoad"/><svg:desc>formula</svg:desc></draw:frame></text:span></text:p>
      <text:p text:style-name="P69"/>
      <text:p text:style-name="P93"><text:span text:style-name="T9">4. </text:span><text:span text:style-name="T9"><draw:frame draw:style-name="fr1" draw:name="Object66" text:anchor-type="as-char" svg:y="-0.1484in" svg:width="0.7154in" svg:height="0.1902in" draw:z-index="20"><draw:object xlink:href="./Object 66" xlink:type="simple" xlink:show="embed" xlink:actuate="onLoad"/><draw:image xlink:href="./ObjectReplacements/Object 66" xlink:type="simple" xlink:show="embed" xlink:actuate="onLoad"/><svg:desc>formula</svg:desc></draw:frame></text:span></text:p>
      <text:p text:style-name="P69"/>
      <text:p text:style-name="P93"><text:span text:style-name="T9">5. </text:span><text:span text:style-name="T9"><draw:frame draw:style-name="fr1" draw:name="Object67" text:anchor-type="as-char" svg:y="-0.1484in" svg:width="0.722in" svg:height="0.1902in" draw:z-index="21"><draw:object xlink:href="./Object 67" xlink:type="simple" xlink:show="embed" xlink:actuate="onLoad"/><draw:image xlink:href="./ObjectReplacements/Object 67" xlink:type="simple" xlink:show="embed" xlink:actuate="onLoad"/><svg:desc>formula</svg:desc></draw:frame></text:span></text:p>
      <text:p text:style-name="P69"/>
      <text:p text:style-name="P93"><text:span text:style-name="T9">6. </text:span><text:span text:style-name="T9"><draw:frame draw:style-name="fr1" draw:name="Object68" text:anchor-type="as-char" svg:y="-0.1484in" svg:width="0.622in" svg:height="0.1909in" draw:z-index="22"><draw:object xlink:href="./Object 68" xlink:type="simple" xlink:show="embed" xlink:actuate="onLoad"/><draw:image xlink:href="./ObjectReplacements/Object 68" xlink:type="simple" xlink:show="embed" xlink:actuate="onLoad"/><svg:desc>formula</svg:desc></draw:frame></text:span></text:p>
      <text:p text:style-name="P69"/>
      <text:p text:style-name="P93"><text:span text:style-name="T9">7. </text:span><text:span text:style-name="T9"><draw:frame draw:style-name="fr1" draw:name="Object69" text:anchor-type="as-char" svg:y="-0.1484in" svg:width="0.622in" svg:height="0.1909in" draw:z-index="23"><draw:object xlink:href="./Object 69" xlink:type="simple" xlink:show="embed" xlink:actuate="onLoad"/><draw:image xlink:href="./ObjectReplacements/Object 69" xlink:type="simple" xlink:show="embed" xlink:actuate="onLoad"/><svg:desc>formula</svg:desc></draw:frame></text:span></text:p>
      <text:p text:style-name="P69"/>
      <text:p text:style-name="P93"><text:span text:style-name="T9">8. </text:span><text:span text:style-name="T9"><draw:frame draw:style-name="fr1" draw:name="Object70" text:anchor-type="as-char" svg:y="-0.1484in" svg:width="0.4783in" svg:height="0.1902in" draw:z-index="24"><draw:object xlink:href="./Object 70" xlink:type="simple" xlink:show="embed" xlink:actuate="onLoad"/><draw:image xlink:href="./ObjectReplacements/Object 70" xlink:type="simple" xlink:show="embed" xlink:actuate="onLoad"/><svg:desc>formula</svg:desc></draw:frame></text:span></text:p>
      <text:p text:style-name="P69"/>
      <text:p text:style-name="P93"><text:span text:style-name="T9">9. </text:span><text:span text:style-name="T9"><draw:frame draw:style-name="fr1" draw:name="Object71" text:anchor-type="as-char" svg:y="-0.1484in" svg:width="0.6339in" svg:height="0.1902in" draw:z-index="25"><draw:object xlink:href="./Object 71" xlink:type="simple" xlink:show="embed" xlink:actuate="onLoad"/><draw:image xlink:href="./ObjectReplacements/Object 71" xlink:type="simple" xlink:show="embed" xlink:actuate="onLoad"/><svg:desc>formula</svg:desc></draw:frame></text:span></text:p>
      <text:p text:style-name="P69"/>
      <text:p text:style-name="P93"><text:span text:style-name="T9">10. </text:span><text:span text:style-name="T9"><draw:frame draw:style-name="fr1" draw:name="Object72" text:anchor-type="as-char" svg:y="-0.1484in" svg:width="0.7346in" svg:height="0.1902in" draw:z-index="26"><draw:object xlink:href="./Object 72" xlink:type="simple" xlink:show="embed" xlink:actuate="onLoad"/><draw:image xlink:href="./ObjectReplacements/Object 72" xlink:type="simple" xlink:show="embed" xlink:actuate="onLoad"/><svg:desc>formula</svg:desc></draw:frame></text:span></text:p>
      <text:p text:style-name="P69"/>
      <text:p text:style-name="P93"><text:span text:style-name="T9">11. </text:span><text:span text:style-name="T9"><draw:frame draw:style-name="fr1" draw:name="Object73" text:anchor-type="as-char" svg:y="-0.1484in" svg:width="0.6339in" svg:height="0.1902in" draw:z-index="27"><draw:object xlink:href="./Object 73" xlink:type="simple" xlink:show="embed" xlink:actuate="onLoad"/><draw:image xlink:href="./ObjectReplacements/Object 73" xlink:type="simple" xlink:show="embed" xlink:actuate="onLoad"/><svg:desc>formula</svg:desc></draw:frame></text:span><text:span text:style-name="T9">.</text:span></text:p>
      <text:p text:style-name="P69"/>
      <text:p text:style-name="P93"><text:span text:style-name="T9">12. </text:span><text:span text:style-name="T9"><draw:frame draw:style-name="fr1" draw:name="Object74" text:anchor-type="as-char" svg:y="-0.172in" svg:width="0.5075in" svg:height="0.2138in" draw:z-index="28"><draw:object xlink:href="./Object 74" xlink:type="simple" xlink:show="embed" xlink:actuate="onLoad"/><draw:image xlink:href="./ObjectReplacements/Object 74" xlink:type="simple" xlink:show="embed" xlink:actuate="onLoad"/><svg:desc>formula</svg:desc></draw:frame></text:span></text:p>
      <text:p text:style-name="P55"/>
      <text:p text:style-name="P55"/>
      <text:h text:style-name="P59" text:outline-level="4"><text:span text:style-name="T58">Homework </text:span><text:span text:style-name="T59">for Day 3</text:span></text:h>
      <text:p text:style-name="P43">Inferential statistics</text:p>
      <text:p text:style-name="P74"><text:span text:style-name="T66">I. </text:span>Think of a question that you can investigate using the kind of binomial experiment we have done with ESP.</text:p>
      <text:p text:style-name="P74">Your null hypothesis must be something with a definite probability. Examples: John’s free-throw percentage from the foul line is 30% (not very good). Victoria’s winning percentage for some solitaire game is 45%. 25% of Augustana students have coffee with breakfast on Saturday morning.” The alternative hypothesis should then be something like “John’s free-throw percentage is greater that 30%” or “More than 25% of Augustana students have coffee with breakfast on Saturday morning.”</text:p>
      <text:p text:style-name="P74">Conduct and write-up a hypothesis test. Extra care must be taken when you write how you got your data.</text:p>
      <text:p text:style-name="P74">You do not need to include a graph or a binomial table (although you certainly can if you want to). <text:s/>This is because the number of trials will need to be fairly large. </text:p>
      <text:p text:style-name="P88"/>
      <text:p text:style-name="P43"><text:span text:style-name="T33">D</text:span>escriptive statistics</text:p>
      <text:p text:style-name="P96">I. Solar Irradiance</text:p>
      <text:p text:style-name="P97">A spreadsheet with total solar irradiance data is on moodle. You can go to <text:a xlink:type="simple" xlink:href="http://lasp.colorado.edu/home/sorce/data/tsi-data/#summary_table" text:style-name="Internet_20_link" text:visited-style-name="Visited_20_Internet_20_Link">http://lasp.colorado.edu/home/sorce/data/tsi-data/#summary_table</text:a> if you’d like to upload the file yourself instead. </text:p>
      <text:p text:style-name="P98">Graph the total solar irradiance for the last 100 years. (A line plot works well.) Try to get a decent looking graph with some nice titles and labels. If you are more ambitious go for the last 150 or 200 years. Blow up the graph so that it nearly fills the page when you print it out. Your graph will undoubtedly reveal a few things about the data that you didn’t notice before. Write a sentence or two about what was revealed by the graph!</text:p>
      <text:p text:style-name="P96">II. <text:span text:style-name="T54">(Do not turn in this part.) </text:span>Graduation Rates </text:p>
      <text:p text:style-name="P96">Download the file that we used in class about selected college graduation rates. Create and print out a bar graph to illustrate the graduation rates of CCIW schools. <text:span text:style-name="T54">(Do not turn in this part.)</text:span></text:p>
      <text:p text:style-name="P96">III. <text:span text:style-name="T38">College Comparison</text:span></text:p>
      <text:p text:style-name="P96">Go to the website <text:a xlink:type="simple" xlink:href="https://collegescorecard.ed.gov/" text:style-name="Internet_20_link" text:visited-style-name="Visited_20_Internet_20_Link"><text:span text:style-name="T53">https://collegescorecard.ed.gov/</text:span></text:a><text:span text:style-name="T53">. (A link to the website is on moodle.) Select another variable. Use a spreadsheet and copy the data for your variable for a few schools of your own choice and create a bar graph. You can use the CCIW schools if you want to, but any seven or eight schools you’d like to compare are fine. Print out a nice big version of your graph and include a remark about what you think the graph shows.</text:span></text:p>
      <text:p text:style-name="P36"/>
      <text:p text:style-name="P24">Instructor notes:</text:p>
      <text:p text:style-name="P11">Be sure to start the heads/tails game today!</text:p>
      <text:p text:style-name="P10">The exercises with events are exercises in combinations and permutations and the kind of counting problems the class had in discrete. </text:p>
      <text:p text:style-name="P3">The introduction of the normal distribution is completely a black box at this point. Remember to point out that the shape of the curve looks a lot like the shape of the binomial distributions they’ve already seen.</text:p>
      <text:p text:style-name="P60">I’m doing the creation of the spreadsheet and the data analysis live in class. Let’s hope this works!</text:p>
      <text:p text:style-name="P60"/>
      <text:p text:style-name="Text_20_body">Changes for 2018</text:p>
      <text:p text:style-name="P61">took out from Descriptive Statistics</text:p>
      <text:p text:style-name="P61"><text:span text:style-name="T61">When the data has a natural ordering, such as time, it is often instructive to create a line graph. Let’s create a line graph for ten years or so of our solar irradiance data. (Don’t try to graph the whole data set, because the spreadsheet chokes on drawing tens of thousands of little hardly existent lines.)</text:span></text:p>
      <text:p text:style-name="P73">took out from homework on Inferential Statistics:</text:p>
      <text:p text:style-name="P71">Investigate the question “My male friends are taller than average.” or “My female friends are taller than average.” or “My male friends are shorter than average.” or “My female friends are shorter than average.” <text:span text:style-name="T47">If you don’t like any of those, pick a sports team and find their roster and get the heights from the roster. For example, you can use the Augustana men’s basketball team at </text:span><text:a xlink:type="simple" xlink:href="http://www.athletics.augustana.edu/roster.aspx?path=mbball&amp;" text:style-name="Internet_20_link" text:visited-style-name="Visited_20_Internet_20_Link"><text:span text:style-name="T47">http://www.athletics.augustana.edu/roster.aspx?path=mbball&amp;</text:span></text:a><text:span text:style-name="T47"> I’ve also posted the Augustana men’s football team roster on moodle, and I changed the heights from feet-inches to just inches for your convenience.</text:span></text:p>
      <text:p text:style-name="P83">took out the discussion of normal random variables and added instead a bit about number of trials for a binomial distribution.</text:p>
      <text:p text:style-name="P71">For females aged twenty to twenty-nine, the average height in inches is 64.3 and the test statistic is <draw:frame draw:style-name="fr1" draw:name="Object29" text:anchor-type="as-char" svg:y="-0.2445in" svg:width="0.8728in" svg:height="0.4075in" draw:z-index="6"><draw:object xlink:href="./Object 29" xlink:type="simple" xlink:show="embed" xlink:actuate="onLoad"/><draw:image xlink:href="./ObjectReplacements/Object 29" xlink:type="simple" xlink:show="embed" xlink:actuate="onLoad"/><svg:desc>formula</svg:desc></draw:frame>. </text:p>
      <text:p text:style-name="P72">For whatever question you investigated, use <draw:frame draw:style-name="fr1" draw:name="Object38" text:anchor-type="as-char" svg:y="-0.1484in" svg:width="0.5717in" svg:height="0.1839in" draw:z-index="7"><draw:object xlink:href="./Object 38" xlink:type="simple" xlink:show="embed" xlink:actuate="onLoad"/><draw:image xlink:href="./ObjectReplacements/Object 38" xlink:type="simple" xlink:show="embed" xlink:actuate="onLoad"/><svg:desc>formula</svg:desc></draw:frame><text:s/>to reject the null hypothesis i<text:span text:style-name="T48">n</text:span> favor of the hypothesis that you<text:span text:style-name="T49">r </text:span>subjects are taller than average; use <draw:frame draw:style-name="fr1" draw:name="Object39" text:anchor-type="as-char" svg:y="-0.1484in" svg:width="0.6929in" svg:height="0.1846in" draw:z-index="8"><draw:object xlink:href="./Object 39" xlink:type="simple" xlink:show="embed" xlink:actuate="onLoad"/><draw:image xlink:href="./ObjectReplacements/Object 39" xlink:type="simple" xlink:show="embed" xlink:actuate="onLoad"/><svg:desc>formula</svg:desc></draw:frame><text:s/>to reject the null hypothesis i<text:span text:style-name="T49">n</text:span> favor of the hypothesis that you<text:span text:style-name="T49">r</text:span> subjects are shorter than average.</text:p>
      <text:p text:style-name="P62">A graph of the standard normal distribution is part of a spreadsheet posted on moodle. You can use this graph in your report if you like.</text:p>
      <text:p text:style-name="P61">I added in an hypothesis test for a binomial distribution with data they have to get themselves.</text:p>
      <text:p text:style-name="P29"><text:span text:style-name="T39">We are not conducting a formal experiment in this little exercise.</text:span> <text:span text:style-name="T39">Instead, we are raising some questions, which should serve as motivation for further work.</text:span></text:p>
      <text:h text:style-name="P57" text:outline-level="4">Motivation &amp; <text:span text:style-name="T28">D</text:span>escription</text:h>
      <text:p text:style-name="P82">We <text:span text:style-name="T39">wondered if the men taking statistics are taller than average.</text:span></text:p>
      <text:p text:style-name="P82"><text:soft-page-break/><text:span text:style-name="T29">During class o</text:span>n <text:span text:style-name="T39">Friday, </text:span>November <text:span text:style-name="T34">22</text:span>, 2013, <text:span text:style-name="T39">the men in the class were asked to report their heights. We asked for the height as shown on a driver’s license, but otherwise just took whatever each student reported. The heights were recorded in a spreadsheet and translated into inches.</text:span></text:p>
      <text:h text:style-name="P57" text:outline-level="4">Null Hypothesis</text:h>
      <text:p text:style-name="P82">Our null hypothesis <text:span text:style-name="T30">i</text:span>s that <text:span text:style-name="T39">the male students are of average height. According to information from the National Health Statistics Report Number 10, October 22, 2008, page 16, Table 12, the average height to men aged 20 to 29 years is 69.9 inches, with a standard error of 0.13 inches. (See the bibliography for more information about this source.) </text:span></text:p>
      <text:h text:style-name="P57" text:outline-level="4">Alternative Hypothesis</text:h>
      <text:p text:style-name="P82">Our alternative hypothesis <text:span text:style-name="T30">i</text:span>s that <text:span text:style-name="T40">the men in the class are taller than average.</text:span></text:p>
      <text:h text:style-name="P57" text:outline-level="4">Test Statistic</text:h>
      <text:p text:style-name="P82"><text:span text:style-name="T40">We computed the average height of the men in class, </text:span><text:span text:style-name="T40"><draw:frame draw:style-name="fr1" draw:name="Object2" text:anchor-type="as-char" svg:y="-0.1484in" svg:width="0.1819in" svg:height="0.1839in" draw:z-index="10"><draw:object xlink:href="./Object 2" xlink:type="simple" xlink:show="embed" xlink:actuate="onLoad"/><draw:image xlink:href="./ObjectReplacements/Object 2" xlink:type="simple" xlink:show="embed" xlink:actuate="onLoad"/><svg:desc>formula</svg:desc></draw:frame></text:span><text:span text:style-name="T40">. </text:span></text:p>
      <text:p text:style-name="P75">We let <text:span text:style-name="T3">n</text:span><text:span text:style-name="T9"> be the number of male students who reported their height.</text:span></text:p>
      <text:p text:style-name="P82">Our test statistic <text:span text:style-name="T30">is</text:span> <text:span text:style-name="T4">z</text:span><text:span text:style-name="T11">, where </text:span><text:span text:style-name="T11"><draw:frame draw:style-name="fr1" draw:name="Object1" text:anchor-type="as-char" svg:y="-0.2437in" svg:width="0.872in" svg:height="0.4075in" draw:z-index="11"><draw:object xlink:href="./Object 3" xlink:type="simple" xlink:show="embed" xlink:actuate="onLoad"/><draw:image xlink:href="./ObjectReplacements/Object 3" xlink:type="simple" xlink:show="embed" xlink:actuate="onLoad"/><svg:desc>formula</svg:desc></draw:frame></text:span><text:span text:style-name="T11">.</text:span> </text:p>
      <text:p text:style-name="P76">The test statistic follows a standard normal distribution, which we will learn more about later.</text:p>
      <text:p text:style-name="P75"><text:span text:style-name="T31">R</text:span>emarks: Actually, our test statistic doesn’t really follow a <text:span text:style-name="T43">standard </text:span>normal distribution. We will just pretend that it does for now. We haven’t even talked about a normal distribution yet, so this shouldn’t matter. Just play along.</text:p>
      <text:p text:style-name="P75">We’re also assuming for the moment that the heights of men in their twenties also follows a normal distribution, which they don’t. They don’t, but they follow a normal distribution closely enough that we can pretend. The standard deviation, <text:span text:style-name="T3">s</text:span><text:span text:style-name="T9">, is about 3.1. (Actually, the distribution isn’t quite symmetric about the mean.)</text:span></text:p>
      <text:h text:style-name="P57" text:outline-level="4">Rejection Region</text:h>
      <text:p text:style-name="P75">We are willing to <text:span text:style-name="T47">reject the null hypothesis, that is, we are willing to </text:span>state that the men in our statistics class are taller than average, provided <draw:frame draw:style-name="fr1" draw:name="Object3" text:anchor-type="as-char" svg:y="-0.1484in" svg:width="0.572in" svg:height="0.1846in" draw:z-index="12"><draw:object xlink:href="./Object 4" xlink:type="simple" xlink:show="embed" xlink:actuate="onLoad"/><draw:image xlink:href="./ObjectReplacements/Object 4" xlink:type="simple" xlink:show="embed" xlink:actuate="onLoad"/><svg:desc>formula</svg:desc></draw:frame>. This is not as much an off-the-wall pick as you might think.</text:p>
      <text:h text:style-name="P57" text:outline-level="4">Results <text:span text:style-name="T32">&amp; Significance</text:span></text:h>
      <text:p text:style-name="P75"><text:span text:style-name="T35">T</text:span>he question is: <text:span text:style-name="T41">W</text:span>hat’s the chance that </text:p>
      <text:p text:style-name="P49">IF our male students were a random sample of men in general</text:p>
      <text:p text:style-name="P49">then the average of their heights would be as <text:span text:style-name="T43">big</text:span> as it turned out to be?</text:p>
      <text:p text:style-name="P75">To answer that question, we have to know about the distribution of the test statistics under the assumption that the men in our class work as a random sample of men in general. (I already know that the men in class are <text:span text:style-name="T3">not</text:span><text:span text:style-name="T9"> truly representative of men in general because, believe it or not, the mean &amp; women in class are both way smarter than men and women in general.)</text:span></text:p>
      <text:p text:style-name="P77"><draw:frame draw:style-name="fr2" draw:name="Object5" text:anchor-type="paragraph" svg:width="6.2992in" svg:height="3.5382in" draw:z-index="16"><draw:object xlink:href="./Object 25" xlink:type="simple" xlink:show="embed" xlink:actuate="onLoad"/><draw:image xlink:href="./ObjectReplacements/Object 25" xlink:type="simple" xlink:show="embed" xlink:actuate="onLoad"/><svg:desc>chart</svg:desc></draw:frame><text:soft-page-break/><text:span text:style-name="T12">T</text:span><text:span text:style-name="T9">he normal distribution is important. However, there isn’t a closed form formula for it. You can’t compute it by hand in any practical sense. It is the so-called “</text:span><text:span text:style-name="T12">bell curve”. Presumably it looks like a bell, although a bell isn’t usually the first thing that comes to mind. What’s the first thing that comes to your mind when looking at the curve?</text:span></text:p>
      <text:p text:style-name="P77"><text:span text:style-name="T9">You might start to understand why statistics is so confusing for lots of people. Here we are making all sorts of assumptions that we know aren’t true. </text:span><text:span text:style-name="T12">We’re dealing with a function that doesn’t exactly have a formula. We have to use data that we know isn’t quite right. Plus we don’t really know what’s going on. How could anything good come of this? This is supposed to be math?</text:span></text:p>
      <text:p text:style-name="P78"><text:span text:style-name="T9">Back to the task at hand. We use the spreadsheet function NORM.DIST to answer our question: What’s the chance that if </text:span><text:span text:style-name="T11">our male students were a random sample of men in general then the average of their heights would be as </text:span><text:span text:style-name="T9">big</text:span><text:span text:style-name="T11"> as it turned out to be. </text:span></text:p>
      <text:p text:style-name="P79"><text:span text:style-name="T11">W</text:span><text:span text:style-name="T9">e use </text:span><text:span text:style-name="T9"><draw:frame draw:style-name="fr1" draw:name="Object4" text:anchor-type="as-char" svg:y="-0.2437in" svg:width="0.872in" svg:height="0.4075in" draw:z-index="13"><draw:object xlink:href="./Object 5" xlink:type="simple" xlink:show="embed" xlink:actuate="onLoad"/><draw:image xlink:href="./ObjectReplacements/Object 5" xlink:type="simple" xlink:show="embed" xlink:actuate="onLoad"/><svg:desc>formula</svg:desc></draw:frame></text:span><text:span text:style-name="T9">.</text:span></text:p>
      <text:p text:style-name="P51"><text:span text:style-name="T11">Thus </text:span><text:span text:style-name="T11"><draw:frame draw:style-name="fr1" draw:name="Object7" text:anchor-type="as-char" svg:y="-0.1484in" svg:width="1.2382in" svg:height="0.1839in" draw:z-index="14"><draw:object xlink:href="./Object 6" xlink:type="simple" xlink:show="embed" xlink:actuate="onLoad"/><draw:image xlink:href="./ObjectReplacements/Object 6" xlink:type="simple" xlink:show="embed" xlink:actuate="onLoad"/><svg:desc>formula</svg:desc></draw:frame></text:span><text:span text:style-name="T11">in the case at hand. </text:span></text:p>
      <text:p text:style-name="P78"><text:span text:style-name="T19">Use a spreadsheet and f</text:span><text:span text:style-name="T9">ind </text:span><text:span text:style-name="T9"><draw:frame draw:style-name="fr1" draw:name="Object6" text:anchor-type="as-char" svg:y="-0.1484in" svg:width="1.6846in" svg:height="0.1846in" draw:z-index="15"><draw:object xlink:href="./Object 7" xlink:type="simple" xlink:show="embed" xlink:actuate="onLoad"/><draw:image xlink:href="./ObjectReplacements/Object 7" xlink:type="simple" xlink:show="embed" xlink:actuate="onLoad"/><svg:desc>formula</svg:desc></draw:frame></text:span><text:span text:style-name="T9">_____________. This gives you the probability that our sample average height would be the value we actually got </text:span><text:span text:style-name="T3">or smaller</text:span><text:span text:style-name="T9"> under the assumption that our men were a random sample of all men.</text:span></text:p>
      <text:p text:style-name="P78"><text:span text:style-name="T9">Hence 1 minus the above value is the probability that the average of the heights of our men would be as big as it was </text:span><text:span text:style-name="T3">or bigger</text:span><text:span text:style-name="T9"> under the assumption of the null hypothesis.</text:span></text:p>
      <text:p text:style-name="P64">For us that probability is ________________. </text:p>
      <text:p text:style-name="P65">This is the so-called significance level of our result. The closer this number is to zero, the more “significant” our result is.</text:p>
      <text:h text:style-name="P57" text:outline-level="4">Formal Conclusion</text:h>
      <text:p text:style-name="P82">Choice:</text:p>
      <text:p text:style-name="P51"><text:soft-page-break/>There is insufficient evidence to reject the hypothesis <text:span text:style-name="T42">that the men in class are of average height in favor of the idea that the men are taller than average.</text:span></text:p>
      <text:p text:style-name="P80">OR</text:p>
      <text:p text:style-name="P51">There is sufficient evidence to reject the hypothesis that <text:span text:style-name="T42">the men in class are of average height in favor of the idea that the men are taller than average.</text:span></text:p>
      <text:h text:style-name="P57" text:outline-level="4">Informal Discussion</text:h>
      <text:p text:style-name="P81">(You have lots of freedom here.)</text:p>
      <text:p text:style-name="P50"/>
      <text:h text:style-name="P57" text:outline-level="4">Technical notes &amp; documentation</text:h>
      <text:p text:style-name="P82">Computations were performed using LibreOffice version 4.1.2.3. (Or Excel or Google docs spreadsheet or whatever.)</text:p>
      <text:h text:style-name="P57" text:outline-level="4">Bibliography</text:h>
      <text:p text:style-name="P75">McDowell MA, Fryar CD, Ogden CL, Flegal KM. <text:span text:style-name="T3">Anthropometric reference data for children and adults: United States, 2003–2006.</text:span> National health statistics reports; no 10. Hyattsville, MD: National Center for Health Statistics. 2008.</text:p>
      <text:p text:style-name="P75">The above report is published by the U.S. Department of Health and Human Services, Centers for Disease Control and Prevention, National Center for Health Statistics, and was accessed at <text:a xlink:type="simple" xlink:href="http://www.cdc.gov/nchs/products/nhsr.htm" text:style-name="Internet_20_link" text:visited-style-name="Visited_20_Internet_20_Link">http://www.cdc.gov/nchs/products/nhsr.htm</text:a> on November 21, 2013.</text:p>
      <text:h text:style-name="P57" text:outline-level="4"/>
      <text:h text:style-name="P57" text:outline-level="4">Software Notes</text:h>
      <text:p text:style-name="P28">In LibreOffice <text:span text:style-name="T55">&amp; Excel</text:span></text:p>
      <text:p text:style-name="P63"><draw:frame draw:style-name="fr1" draw:name="Object25" text:anchor-type="as-char" svg:y="-0.1484in" svg:width="2.4811in" svg:height="0.1909in" draw:z-index="9"><draw:object xlink:href="./Object 1" xlink:type="simple" xlink:show="embed" xlink:actuate="onLoad"/><draw:image xlink:href="./ObjectReplacements/Object 1" xlink:type="simple" xlink:show="embed" xlink:actuate="onLoad"/><svg:desc>formula</svg:desc></draw:frame><text:span text:style-name="T35">gives the probability density at </text:span><text:span text:style-name="T5">z</text:span><text:span text:style-name="T35"> for a normal distribution with mean “mean” and standard deviation “stdev” and “C” is 0. Change “C” to 1, and you get the cumulative probability instead. (“C” stands for “cumulative”.)</text:span></text:p>
      <text:p text:style-name="P63"/>
      <text:p text:style-name="Text_20_body">Added in the baseball problem in the homework.</text:p>
      <text:p text:style-name="P44">Took out #2 C : <text:span text:style-name="T57">T</text:span>he outcome on the twelve sided die is a factor of <text:s/>(“divides”) the outcome of the twenty sided die.</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Gentium Basic1" svg:font-family="'Gentium Basic'" style:font-pitch="variable"/>
    <style:font-face style:name="Gentium Basic" svg:font-family="'Gentium Basic'" style:font-adornments="Regular" style:font-pitch="variable"/>
    <style:font-face style:name="Liberation Mono" svg:font-family="'Liberation Mon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5.416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ntium Basic" fo:font-family="'Gentium Basic'" style:font-style-name="Regular" style:font-pitch="variable" style:font-size-asian="10.5pt"/>
    </style:style>
    <style:style style:name="Heading" style:family="paragraph" style:parent-style-name="Standard" style:next-style-name="Text_20_body" style:class="text">
      <style:paragraph-properties fo:margin-top="0in" fo:margin-bottom="0.0799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2in" fo:margin-right="0in" fo:margin-top="0in" fo:margin-bottom="0.0835in" loext:contextual-spacing="false" fo:text-indent="-0.2in" style:auto-text-indent="false">
        <style:tab-stops/>
      </style:paragraph-propertie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ext_20_body_20_indent" style:display-name="Text body indent" style:family="paragraph" style:parent-style-name="Text_20_body" style:class="text">
      <style:paragraph-properties fo:margin-left="0.4in" fo:margin-right="0in" fo:text-indent="-0.2in" style:auto-text-indent="false">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0in" fo:margin-bottom="0.0799in" loext:contextual-spacing="false"/>
      <style:text-properties fo:font-size="12pt" fo:font-style="italic" fo:font-weight="normal" style:font-size-asian="85%" style:font-style-asian="italic" style:font-weight-asian="bold" style:font-size-complex="85%" style:font-style-complex="italic" style:font-weight-complex="bold"/>
    </style:style>
    <style:style style:name="Text_20_Body_20_Indent_20_2" style:display-name="Text Body Indent 2" style:family="paragraph" style:parent-style-name="Text_20_body_20_indent">
      <style:paragraph-properties fo:margin-left="0.6in" fo:margin-right="0in" fo:text-indent="-0.2in" style:auto-text-indent="false">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0pt" style:font-size-asian="10.5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3_20_Cont." style:display-name="List 3 Cont." style:family="paragraph" style:parent-style-name="List" style:class="list">
      <style:paragraph-properties fo:margin-left="0.75in" fo:margin-right="0in" fo:margin-top="0in" fo:margin-bottom="0.0835in" loext:contextual-spacing="false" fo:text-indent="0in" style:auto-text-indent="false"/>
    </style:style>
    <style:style style:name="List_20_3_20_End" style:display-name="List 3 End" style:family="paragraph" style:parent-style-name="List" style:next-style-name="List_20_3" style:class="list">
      <style:paragraph-properties fo:margin-left="0.75in" fo:margin-right="0in" fo:margin-top="0in" fo:margin-bottom="0.1665in" loext:contextual-spacing="false" fo:text-indent="-0.25in" style:auto-text-indent="false"/>
    </style:style>
    <style:style style:name="List_20_3_20_Start" style:display-name="List 3 Start" style:family="paragraph" style:parent-style-name="List" style:next-style-name="List_20_3" style:class="list">
      <style:paragraph-properties fo:margin-left="0.75in" fo:margin-right="0in" fo:margin-top="0.1665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4_20_Cont." style:display-name="List 4 Cont." style:family="paragraph" style:parent-style-name="List" style:class="list">
      <style:paragraph-properties fo:margin-left="1in" fo:margin-right="0in" fo:margin-top="0in" fo:margin-bottom="0.083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36366" officeooo:paragraph-rsid="00136366"/>
    </style:style>
    <style:style style:name="MT1" style:family="text">
      <style:text-properties officeooo:rsid="00515e00"/>
    </style:style>
    <style:style style:name="MT2" style:family="text">
      <style:text-properties officeooo:rsid="00173e3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Math 315 Day <text:span text:style-name="MT1">3</text:span><text:tab/><text:span text:style-name="MT2">S</text:span>tatistics<text:tab/>Page <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5T12:52:27.953000000</meta:creation-date>
    <meta:editing-duration>P2DT6H19M57S</meta:editing-duration>
    <meta:editing-cycles>111</meta:editing-cycles>
    <meta:generator>LibreOffice/6.0.6.2$Windows_X86_64 LibreOffice_project/0c292870b25a325b5ed35f6b45599d2ea4458e77</meta:generator>
    <dc:title>Prob Stat</dc:title>
    <meta:initial-creator>Thomas Bengtson</meta:initial-creator>
    <dc:date>2018-11-15T19:18:20.174000000</dc:date>
    <meta:printed-by>Thomas Bengtson</meta:printed-by>
    <meta:print-date>2015-11-19T12:36:57.793000000</meta:print-date>
    <meta:document-statistic meta:table-count="0" meta:image-count="0" meta:object-count="29" meta:page-count="9" meta:paragraph-count="119" meta:word-count="2088" meta:character-count="11979" meta:non-whitespace-character-count="9970"/>
    <meta:template xlink:type="simple" xlink:actuate="onRequest" xlink:title="Prob Stat" xlink:href="../../../../AppData/Roaming/LibreOffice/4/user/template/Prob%20Stat.ott" meta:date="2013-11-15T12:52:27.848000000"/>
  </office:meta>
</office:document-meta>
</file>

<file path=Object 1/content.xml><?xml version="1.0" encoding="utf-8"?>
<math xmlns="http://www.w3.org/1998/Math/MathML" display="block">
  <semantics>
    <mrow>
      <mrow>
        <mtext/>
        <mo stretchy="false">=</mo>
        <mtext>NORM.DIST</mtext>
      </mrow>
      <mrow>
        <mo fence="true" stretchy="false">(</mo>
        <mrow>
          <mrow>
            <mi>z</mi>
            <mi>,</mi>
            <mtext>mean</mtext>
            <mi>,</mi>
            <mtext>stdev</mtext>
            <mi>,</mi>
            <mtext>C</mtext>
          </mrow>
        </mrow>
        <mo fence="true" stretchy="false">)</mo>
      </mrow>
    </mrow>
    <annotation encoding="StarMath 5.0">""="NORM.DIST"(z, "mean", "stdev" , "C")</annotation>
  </semantics>
</math>
</file>

<file path=Object 2/content.xml><?xml version="1.0" encoding="utf-8"?>
<math xmlns="http://www.w3.org/1998/Math/MathML">
  <semantics>
    <mrow>
      <mover accent="true">
        <mrow>
          <mi>y</mi>
        </mrow>
        <mo stretchy="false">̄</mo>
      </mover>
    </mrow>
    <annotation encoding="StarMath 5.0">bar{y}</annotation>
  </semantics>
</math>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2">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2">
      <style:chart-properties chart:symbol-type="none" chart:link-data-style-to-source="fals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86cm" xlink:href="." xlink:type="simple" chart:class="chart:line" chart:style-name="ch1">
        <chart:title svg:x="4.622cm" svg:y="0.315cm" chart:style-name="ch2">
          <text:p>The Standard Normal Distribution</text:p>
        </chart:title>
        <chart:subtitle svg:x="5.336cm" svg:y="1.273cm" chart:style-name="ch3">
          <text:p>A Probability Density Function</text:p>
        </chart:subtitle>
        <chart:plot-area chart:style-name="ch4" chart:data-source-has-labels="both" svg:x="1.33cm" svg:y="2.135cm" svg:width="14.35cm" svg:height="5.691cm">
          <chartooo:coordinate-region svg:x="2.242cm" svg:y="2.238cm" svg:width="13.297cm" svg:height="4.549cm"/>
          <chart:axis chart:dimension="x" chart:name="primary-x" chart:style-name="ch5" chartooo:axis-type="auto">
            <chartooo:date-scale/>
            <chart:title svg:x="8.368cm" svg:y="8.005cm" chart:style-name="ch6">
              <text:p>z</text:p>
            </chart:title>
            <chart:categories table:cell-range-address="local-table.$A$2:.$A$62"/>
          </chart:axis>
          <chart:axis chart:dimension="y" chart:name="primary-y" chart:style-name="ch7">
            <chart:title svg:x="0.451cm" svg:y="5.791cm" chart:style-name="ch8">
              <text:p>probability</text:p>
            </chart:title>
            <chart:grid chart:style-name="ch9" chart:class="major"/>
          </chart:axis>
          <chart:series chart:style-name="ch10" chart:values-cell-range-address="local-table.$B$2:.$B$62" chart:label-cell-address="local-table.$B$1" chart:class="chart:line">
            <chart:data-point chart:repeated="61"/>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normal dist</text:p>
              </table:table-cell>
            </table:table-row>
          </table:table-header-rows>
          <table:table-rows>
            <table:table-row>
              <table:table-cell office:value-type="float" office:value="-3">
                <text:p>-3</text:p>
              </table:table-cell>
              <table:table-cell office:value-type="float" office:value="0.00443184841193801">
                <text:p>0.00443184841193801</text:p>
              </table:table-cell>
            </table:table-row>
            <table:table-row>
              <table:table-cell office:value-type="float" office:value="-2.9">
                <text:p>-2.9</text:p>
              </table:table-cell>
              <table:table-cell office:value-type="float" office:value="0.00595253241977585">
                <text:p>0.00595253241977585</text:p>
              </table:table-cell>
            </table:table-row>
            <table:table-row>
              <table:table-cell office:value-type="float" office:value="-2.8">
                <text:p>-2.8</text:p>
              </table:table-cell>
              <table:table-cell office:value-type="float" office:value="0.00791545158297997">
                <text:p>0.00791545158297997</text:p>
              </table:table-cell>
            </table:table-row>
            <table:table-row>
              <table:table-cell office:value-type="float" office:value="-2.7">
                <text:p>-2.7</text:p>
              </table:table-cell>
              <table:table-cell office:value-type="float" office:value="0.0104209348144226">
                <text:p>0.0104209348144226</text:p>
              </table:table-cell>
            </table:table-row>
            <table:table-row>
              <table:table-cell office:value-type="float" office:value="-2.6">
                <text:p>-2.6</text:p>
              </table:table-cell>
              <table:table-cell office:value-type="float" office:value="0.0135829692336856">
                <text:p>0.0135829692336856</text:p>
              </table:table-cell>
            </table:table-row>
            <table:table-row>
              <table:table-cell office:value-type="float" office:value="-2.5">
                <text:p>-2.5</text:p>
              </table:table-cell>
              <table:table-cell office:value-type="float" office:value="0.0175283004935686">
                <text:p>0.0175283004935686</text:p>
              </table:table-cell>
            </table:table-row>
            <table:table-row>
              <table:table-cell office:value-type="float" office:value="-2.4">
                <text:p>-2.4</text:p>
              </table:table-cell>
              <table:table-cell office:value-type="float" office:value="0.0223945302948429">
                <text:p>0.0223945302948429</text:p>
              </table:table-cell>
            </table:table-row>
            <table:table-row>
              <table:table-cell office:value-type="float" office:value="-2.3">
                <text:p>-2.3</text:p>
              </table:table-cell>
              <table:table-cell office:value-type="float" office:value="0.0283270377416012">
                <text:p>0.0283270377416012</text:p>
              </table:table-cell>
            </table:table-row>
            <table:table-row>
              <table:table-cell office:value-type="float" office:value="-2.2">
                <text:p>-2.2</text:p>
              </table:table-cell>
              <table:table-cell office:value-type="float" office:value="0.0354745928462315">
                <text:p>0.0354745928462315</text:p>
              </table:table-cell>
            </table:table-row>
            <table:table-row>
              <table:table-cell office:value-type="float" office:value="-2.1">
                <text:p>-2.1</text:p>
              </table:table-cell>
              <table:table-cell office:value-type="float" office:value="0.0439835959804273">
                <text:p>0.0439835959804273</text:p>
              </table:table-cell>
            </table:table-row>
            <table:table-row>
              <table:table-cell office:value-type="float" office:value="-2">
                <text:p>-2</text:p>
              </table:table-cell>
              <table:table-cell office:value-type="float" office:value="0.0539909665131881">
                <text:p>0.0539909665131881</text:p>
              </table:table-cell>
            </table:table-row>
            <table:table-row>
              <table:table-cell office:value-type="float" office:value="-1.9">
                <text:p>-1.9</text:p>
              </table:table-cell>
              <table:table-cell office:value-type="float" office:value="0.0656158147746767">
                <text:p>0.0656158147746767</text:p>
              </table:table-cell>
            </table:table-row>
            <table:table-row>
              <table:table-cell office:value-type="float" office:value="-1.8">
                <text:p>-1.8</text:p>
              </table:table-cell>
              <table:table-cell office:value-type="float" office:value="0.0789501583008943">
                <text:p>0.0789501583008943</text:p>
              </table:table-cell>
            </table:table-row>
            <table:table-row>
              <table:table-cell office:value-type="float" office:value="-1.7">
                <text:p>-1.7</text:p>
              </table:table-cell>
              <table:table-cell office:value-type="float" office:value="0.0940490773768871">
                <text:p>0.0940490773768871</text:p>
              </table:table-cell>
            </table:table-row>
            <table:table-row>
              <table:table-cell office:value-type="float" office:value="-1.6">
                <text:p>-1.6</text:p>
              </table:table-cell>
              <table:table-cell office:value-type="float" office:value="0.110920834679456">
                <text:p>0.110920834679456</text:p>
              </table:table-cell>
            </table:table-row>
            <table:table-row>
              <table:table-cell office:value-type="float" office:value="-1.5">
                <text:p>-1.5</text:p>
              </table:table-cell>
              <table:table-cell office:value-type="float" office:value="0.129517595665892">
                <text:p>0.129517595665892</text:p>
              </table:table-cell>
            </table:table-row>
            <table:table-row>
              <table:table-cell office:value-type="float" office:value="-1.4">
                <text:p>-1.4</text:p>
              </table:table-cell>
              <table:table-cell office:value-type="float" office:value="0.149727465635745">
                <text:p>0.149727465635745</text:p>
              </table:table-cell>
            </table:table-row>
            <table:table-row>
              <table:table-cell office:value-type="float" office:value="-1.3">
                <text:p>-1.3</text:p>
              </table:table-cell>
              <table:table-cell office:value-type="float" office:value="0.171368592047808">
                <text:p>0.171368592047808</text:p>
              </table:table-cell>
            </table:table-row>
            <table:table-row>
              <table:table-cell office:value-type="float" office:value="-1.2">
                <text:p>-1.2</text:p>
              </table:table-cell>
              <table:table-cell office:value-type="float" office:value="0.194186054983213">
                <text:p>0.194186054983213</text:p>
              </table:table-cell>
            </table:table-row>
            <table:table-row>
              <table:table-cell office:value-type="float" office:value="-1.1">
                <text:p>-1.1</text:p>
              </table:table-cell>
              <table:table-cell office:value-type="float" office:value="0.217852177032551">
                <text:p>0.217852177032551</text:p>
              </table:table-cell>
            </table:table-row>
            <table:table-row>
              <table:table-cell office:value-type="float" office:value="-0.999999999999998">
                <text:p>-0.999999999999998</text:p>
              </table:table-cell>
              <table:table-cell office:value-type="float" office:value="0.241970724519144">
                <text:p>0.241970724519144</text:p>
              </table:table-cell>
            </table:table-row>
            <table:table-row>
              <table:table-cell office:value-type="float" office:value="-0.899999999999998">
                <text:p>-0.899999999999998</text:p>
              </table:table-cell>
              <table:table-cell office:value-type="float" office:value="0.266085249898755">
                <text:p>0.266085249898755</text:p>
              </table:table-cell>
            </table:table-row>
            <table:table-row>
              <table:table-cell office:value-type="float" office:value="-0.799999999999998">
                <text:p>-0.799999999999998</text:p>
              </table:table-cell>
              <table:table-cell office:value-type="float" office:value="0.289691552761483">
                <text:p>0.289691552761483</text:p>
              </table:table-cell>
            </table:table-row>
            <table:table-row>
              <table:table-cell office:value-type="float" office:value="-0.699999999999998">
                <text:p>-0.699999999999998</text:p>
              </table:table-cell>
              <table:table-cell office:value-type="float" office:value="0.312253933366762">
                <text:p>0.312253933366762</text:p>
              </table:table-cell>
            </table:table-row>
            <table:table-row>
              <table:table-cell office:value-type="float" office:value="-0.599999999999998">
                <text:p>-0.599999999999998</text:p>
              </table:table-cell>
              <table:table-cell office:value-type="float" office:value="0.3332246028918">
                <text:p>0.3332246028918</text:p>
              </table:table-cell>
            </table:table-row>
            <table:table-row>
              <table:table-cell office:value-type="float" office:value="-0.499999999999998">
                <text:p>-0.499999999999998</text:p>
              </table:table-cell>
              <table:table-cell office:value-type="float" office:value="0.3520653267643">
                <text:p>0.3520653267643</text:p>
              </table:table-cell>
            </table:table-row>
            <table:table-row>
              <table:table-cell office:value-type="float" office:value="-0.399999999999998">
                <text:p>-0.399999999999998</text:p>
              </table:table-cell>
              <table:table-cell office:value-type="float" office:value="0.368270140303324">
                <text:p>0.368270140303324</text:p>
              </table:table-cell>
            </table:table-row>
            <table:table-row>
              <table:table-cell office:value-type="float" office:value="-0.299999999999998">
                <text:p>-0.299999999999998</text:p>
              </table:table-cell>
              <table:table-cell office:value-type="float" office:value="0.381387815460524">
                <text:p>0.381387815460524</text:p>
              </table:table-cell>
            </table:table-row>
            <table:table-row>
              <table:table-cell office:value-type="float" office:value="-0.199999999999998">
                <text:p>-0.199999999999998</text:p>
              </table:table-cell>
              <table:table-cell office:value-type="float" office:value="0.391042693975456">
                <text:p>0.391042693975456</text:p>
              </table:table-cell>
            </table:table-row>
            <table:table-row>
              <table:table-cell office:value-type="float" office:value="-0.0999999999999974">
                <text:p>-0.0999999999999974</text:p>
              </table:table-cell>
              <table:table-cell office:value-type="float" office:value="0.396952547477012">
                <text:p>0.396952547477012</text:p>
              </table:table-cell>
            </table:table-row>
            <table:table-row>
              <table:table-cell office:value-type="float" office:value="0">
                <text:p>0</text:p>
              </table:table-cell>
              <table:table-cell office:value-type="float" office:value="0.398942280401433">
                <text:p>0.398942280401433</text:p>
              </table:table-cell>
            </table:table-row>
            <table:table-row>
              <table:table-cell office:value-type="float" office:value="0.100000000000003">
                <text:p>0.100000000000003</text:p>
              </table:table-cell>
              <table:table-cell office:value-type="float" office:value="0.396952547477012">
                <text:p>0.396952547477012</text:p>
              </table:table-cell>
            </table:table-row>
            <table:table-row>
              <table:table-cell office:value-type="float" office:value="0.200000000000003">
                <text:p>0.200000000000003</text:p>
              </table:table-cell>
              <table:table-cell office:value-type="float" office:value="0.391042693975456">
                <text:p>0.391042693975456</text:p>
              </table:table-cell>
            </table:table-row>
            <table:table-row>
              <table:table-cell office:value-type="float" office:value="0.300000000000003">
                <text:p>0.300000000000003</text:p>
              </table:table-cell>
              <table:table-cell office:value-type="float" office:value="0.381387815460524">
                <text:p>0.381387815460524</text:p>
              </table:table-cell>
            </table:table-row>
            <table:table-row>
              <table:table-cell office:value-type="float" office:value="0.400000000000003">
                <text:p>0.400000000000003</text:p>
              </table:table-cell>
              <table:table-cell office:value-type="float" office:value="0.368270140303323">
                <text:p>0.368270140303323</text:p>
              </table:table-cell>
            </table:table-row>
            <table:table-row>
              <table:table-cell office:value-type="float" office:value="0.500000000000003">
                <text:p>0.500000000000003</text:p>
              </table:table-cell>
              <table:table-cell office:value-type="float" office:value="0.352065326764299">
                <text:p>0.352065326764299</text:p>
              </table:table-cell>
            </table:table-row>
            <table:table-row>
              <table:table-cell office:value-type="float" office:value="0.600000000000003">
                <text:p>0.600000000000003</text:p>
              </table:table-cell>
              <table:table-cell office:value-type="float" office:value="0.333224602891799">
                <text:p>0.333224602891799</text:p>
              </table:table-cell>
            </table:table-row>
            <table:table-row>
              <table:table-cell office:value-type="float" office:value="0.700000000000003">
                <text:p>0.700000000000003</text:p>
              </table:table-cell>
              <table:table-cell office:value-type="float" office:value="0.312253933366761">
                <text:p>0.312253933366761</text:p>
              </table:table-cell>
            </table:table-row>
            <table:table-row>
              <table:table-cell office:value-type="float" office:value="0.800000000000003">
                <text:p>0.800000000000003</text:p>
              </table:table-cell>
              <table:table-cell office:value-type="float" office:value="0.289691552761482">
                <text:p>0.289691552761482</text:p>
              </table:table-cell>
            </table:table-row>
            <table:table-row>
              <table:table-cell office:value-type="float" office:value="0.900000000000003">
                <text:p>0.900000000000003</text:p>
              </table:table-cell>
              <table:table-cell office:value-type="float" office:value="0.266085249898754">
                <text:p>0.266085249898754</text:p>
              </table:table-cell>
            </table:table-row>
            <table:table-row>
              <table:table-cell office:value-type="float" office:value="1">
                <text:p>1</text:p>
              </table:table-cell>
              <table:table-cell office:value-type="float" office:value="0.241970724519143">
                <text:p>0.241970724519143</text:p>
              </table:table-cell>
            </table:table-row>
            <table:table-row>
              <table:table-cell office:value-type="float" office:value="1.1">
                <text:p>1.1</text:p>
              </table:table-cell>
              <table:table-cell office:value-type="float" office:value="0.21785217703255">
                <text:p>0.21785217703255</text:p>
              </table:table-cell>
            </table:table-row>
            <table:table-row>
              <table:table-cell office:value-type="float" office:value="1.2">
                <text:p>1.2</text:p>
              </table:table-cell>
              <table:table-cell office:value-type="float" office:value="0.194186054983212">
                <text:p>0.194186054983212</text:p>
              </table:table-cell>
            </table:table-row>
            <table:table-row>
              <table:table-cell office:value-type="float" office:value="1.3">
                <text:p>1.3</text:p>
              </table:table-cell>
              <table:table-cell office:value-type="float" office:value="0.171368592047806">
                <text:p>0.171368592047806</text:p>
              </table:table-cell>
            </table:table-row>
            <table:table-row>
              <table:table-cell office:value-type="float" office:value="1.4">
                <text:p>1.4</text:p>
              </table:table-cell>
              <table:table-cell office:value-type="float" office:value="0.149727465635744">
                <text:p>0.149727465635744</text:p>
              </table:table-cell>
            </table:table-row>
            <table:table-row>
              <table:table-cell office:value-type="float" office:value="1.5">
                <text:p>1.5</text:p>
              </table:table-cell>
              <table:table-cell office:value-type="float" office:value="0.129517595665891">
                <text:p>0.129517595665891</text:p>
              </table:table-cell>
            </table:table-row>
            <table:table-row>
              <table:table-cell office:value-type="float" office:value="1.6">
                <text:p>1.6</text:p>
              </table:table-cell>
              <table:table-cell office:value-type="float" office:value="0.110920834679455">
                <text:p>0.110920834679455</text:p>
              </table:table-cell>
            </table:table-row>
            <table:table-row>
              <table:table-cell office:value-type="float" office:value="1.7">
                <text:p>1.7</text:p>
              </table:table-cell>
              <table:table-cell office:value-type="float" office:value="0.0940490773768862">
                <text:p>0.0940490773768862</text:p>
              </table:table-cell>
            </table:table-row>
            <table:table-row>
              <table:table-cell office:value-type="float" office:value="1.8">
                <text:p>1.8</text:p>
              </table:table-cell>
              <table:table-cell office:value-type="float" office:value="0.0789501583008936">
                <text:p>0.0789501583008936</text:p>
              </table:table-cell>
            </table:table-row>
            <table:table-row>
              <table:table-cell office:value-type="float" office:value="1.9">
                <text:p>1.9</text:p>
              </table:table-cell>
              <table:table-cell office:value-type="float" office:value="0.0656158147746761">
                <text:p>0.0656158147746761</text:p>
              </table:table-cell>
            </table:table-row>
            <table:table-row>
              <table:table-cell office:value-type="float" office:value="2">
                <text:p>2</text:p>
              </table:table-cell>
              <table:table-cell office:value-type="float" office:value="0.0539909665131876">
                <text:p>0.0539909665131876</text:p>
              </table:table-cell>
            </table:table-row>
            <table:table-row>
              <table:table-cell office:value-type="float" office:value="2.1">
                <text:p>2.1</text:p>
              </table:table-cell>
              <table:table-cell office:value-type="float" office:value="0.0439835959804267">
                <text:p>0.0439835959804267</text:p>
              </table:table-cell>
            </table:table-row>
            <table:table-row>
              <table:table-cell office:value-type="float" office:value="2.2">
                <text:p>2.2</text:p>
              </table:table-cell>
              <table:table-cell office:value-type="float" office:value="0.0354745928462311">
                <text:p>0.0354745928462311</text:p>
              </table:table-cell>
            </table:table-row>
            <table:table-row>
              <table:table-cell office:value-type="float" office:value="2.3">
                <text:p>2.3</text:p>
              </table:table-cell>
              <table:table-cell office:value-type="float" office:value="0.0283270377416009">
                <text:p>0.0283270377416009</text:p>
              </table:table-cell>
            </table:table-row>
            <table:table-row>
              <table:table-cell office:value-type="float" office:value="2.4">
                <text:p>2.4</text:p>
              </table:table-cell>
              <table:table-cell office:value-type="float" office:value="0.0223945302948426">
                <text:p>0.0223945302948426</text:p>
              </table:table-cell>
            </table:table-row>
            <table:table-row>
              <table:table-cell office:value-type="float" office:value="2.50000000000001">
                <text:p>2.50000000000001</text:p>
              </table:table-cell>
              <table:table-cell office:value-type="float" office:value="0.0175283004935683">
                <text:p>0.0175283004935683</text:p>
              </table:table-cell>
            </table:table-row>
            <table:table-row>
              <table:table-cell office:value-type="float" office:value="2.6">
                <text:p>2.6</text:p>
              </table:table-cell>
              <table:table-cell office:value-type="float" office:value="0.0135829692336854">
                <text:p>0.0135829692336854</text:p>
              </table:table-cell>
            </table:table-row>
            <table:table-row>
              <table:table-cell office:value-type="float" office:value="2.7">
                <text:p>2.7</text:p>
              </table:table-cell>
              <table:table-cell office:value-type="float" office:value="0.0104209348144225">
                <text:p>0.0104209348144225</text:p>
              </table:table-cell>
            </table:table-row>
            <table:table-row>
              <table:table-cell office:value-type="float" office:value="2.8">
                <text:p>2.8</text:p>
              </table:table-cell>
              <table:table-cell office:value-type="float" office:value="0.00791545158297985">
                <text:p>0.00791545158297985</text:p>
              </table:table-cell>
            </table:table-row>
            <table:table-row>
              <table:table-cell office:value-type="float" office:value="2.90000000000001">
                <text:p>2.90000000000001</text:p>
              </table:table-cell>
              <table:table-cell office:value-type="float" office:value="0.00595253241977576">
                <text:p>0.00595253241977576</text:p>
              </table:table-cell>
            </table:table-row>
            <table:table-row>
              <table:table-cell office:value-type="float" office:value="3.00000000000001">
                <text:p>3.00000000000001</text:p>
              </table:table-cell>
              <table:table-cell office:value-type="float" office:value="0.00443184841193794">
                <text:p>0.00443184841193794</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Windows_X86_64 LibreOffice_project/0c292870b25a325b5ed35f6b45599d2ea4458e77</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9/content.xml><?xml version="1.0" encoding="utf-8"?>
<math xmlns="http://www.w3.org/1998/Math/MathML">
  <semantics>
    <mrow>
      <mrow>
        <mi>z</mi>
        <mo stretchy="false">=</mo>
        <mfrac>
          <mrow>
            <mrow>
              <mover accent="true">
                <mrow>
                  <mi>y</mi>
                </mrow>
                <mo stretchy="false">̄</mo>
              </mover>
              <mo stretchy="false">−</mo>
              <mn>64.3</mn>
            </mrow>
          </mrow>
          <mrow>
            <mrow>
              <mn>2.4</mn>
              <mo stretchy="false">/</mo>
              <msqrt>
                <mrow>
                  <mi>n</mi>
                </mrow>
              </msqrt>
            </mrow>
          </mrow>
        </mfrac>
      </mrow>
    </mrow>
    <annotation encoding="StarMath 5.0">z = {bar{y} - 64.3 } over {2.4 / sqrt{n} }</annotation>
  </semantics>
</math>
</file>

<file path=Object 3/content.xml><?xml version="1.0" encoding="utf-8"?>
<math xmlns="http://www.w3.org/1998/Math/MathML">
  <semantics>
    <mrow>
      <mrow>
        <mi>z</mi>
        <mo stretchy="false">=</mo>
        <mfrac>
          <mrow>
            <mrow>
              <mover accent="true">
                <mrow>
                  <mi>y</mi>
                </mrow>
                <mo stretchy="false">̄</mo>
              </mover>
              <mo stretchy="false">−</mo>
              <mn>69.9</mn>
            </mrow>
          </mrow>
          <mrow>
            <mrow>
              <mn>3.1</mn>
              <mo stretchy="false">/</mo>
              <msqrt>
                <mrow>
                  <mi>n</mi>
                </mrow>
              </msqrt>
            </mrow>
          </mrow>
        </mfrac>
      </mrow>
    </mrow>
    <annotation encoding="StarMath 5.0">z = {bar{y} - 69.9 } over {3.1 / sqrt{n} }</annotation>
  </semantics>
</math>
</file>

<file path=Object 30/content.xml><?xml version="1.0" encoding="utf-8"?>
<math xmlns="http://www.w3.org/1998/Math/MathML">
  <semantics>
    <mrow>
      <mrow>
        <mi>A</mi>
        <mo stretchy="false">∩</mo>
        <mi>B</mi>
      </mrow>
    </mrow>
    <annotation encoding="StarMath 5.0">A intersection B</annotation>
  </semantics>
</math>
</file>

<file path=Object 31/content.xml><?xml version="1.0" encoding="utf-8"?>
<math xmlns="http://www.w3.org/1998/Math/MathML">
  <semantics>
    <mrow>
      <mrow>
        <mi>A</mi>
        <mo stretchy="false">∩</mo>
        <mi>C</mi>
      </mrow>
    </mrow>
    <annotation encoding="StarMath 5.0">A intersection C</annotation>
  </semantics>
</math>
</file>

<file path=Object 32/content.xml><?xml version="1.0" encoding="utf-8"?>
<math xmlns="http://www.w3.org/1998/Math/MathML">
  <semantics>
    <mrow>
      <mrow>
        <mrow>
          <mo stretchy="false">(</mo>
          <mrow>
            <mrow>
              <mi>A</mi>
              <mo stretchy="false">∪</mo>
              <mi>B</mi>
            </mrow>
          </mrow>
          <mo stretchy="false">)</mo>
        </mrow>
        <mo stretchy="false">∩</mo>
        <mi>C</mi>
      </mrow>
    </mrow>
    <annotation encoding="StarMath 5.0">(A union B) intersection C

</annotation>
  </semantics>
</math>
</file>

<file path=Object 33/content.xml><?xml version="1.0" encoding="utf-8"?>
<math xmlns="http://www.w3.org/1998/Math/MathML">
  <semantics>
    <mrow>
      <mrow>
        <mi>A</mi>
        <mo stretchy="false">∩</mo>
        <mi>D</mi>
      </mrow>
    </mrow>
    <annotation encoding="StarMath 5.0">A intersection D</annotation>
  </semantics>
</math>
</file>

<file path=Object 34/content.xml><?xml version="1.0" encoding="utf-8"?>
<math xmlns="http://www.w3.org/1998/Math/MathML">
  <semantics>
    <mrow>
      <mrow>
        <mi>A</mi>
        <mo stretchy="false">∩</mo>
        <msup>
          <mi>D</mi>
          <mi>c</mi>
        </msup>
      </mrow>
    </mrow>
    <annotation encoding="StarMath 5.0">A intersection D^c</annotation>
  </semantics>
</math>
</file>

<file path=Object 35/content.xml><?xml version="1.0" encoding="utf-8"?>
<math xmlns="http://www.w3.org/1998/Math/MathML">
  <semantics>
    <mrow>
      <mrow>
        <msup>
          <mi>A</mi>
          <mi>c</mi>
        </msup>
        <mo stretchy="false">∩</mo>
        <mi>D</mi>
      </mrow>
    </mrow>
    <annotation encoding="StarMath 5.0">A^c intersection D</annotation>
  </semantics>
</math>
</file>

<file path=Object 38/content.xml><?xml version="1.0" encoding="utf-8"?>
<math xmlns="http://www.w3.org/1998/Math/MathML">
  <semantics>
    <mrow>
      <mrow>
        <mi>z</mi>
        <mo stretchy="false">&gt;</mo>
        <mn>1.65</mn>
      </mrow>
    </mrow>
    <annotation encoding="StarMath 5.0">z&gt;1.65</annotation>
  </semantics>
</math>
</file>

<file path=Object 39/content.xml><?xml version="1.0" encoding="utf-8"?>
<math xmlns="http://www.w3.org/1998/Math/MathML" display="block">
  <semantics>
    <mrow>
      <mi>z</mi>
      <mo stretchy="false">&lt;</mo>
      <mrow>
        <mo stretchy="false">−</mo>
        <mn>1.65</mn>
      </mrow>
    </mrow>
    <annotation encoding="StarMath 5.0">z&lt; -1.65</annotation>
  </semantics>
</math>
</file>

<file path=Object 4/content.xml><?xml version="1.0" encoding="utf-8"?>
<math xmlns="http://www.w3.org/1998/Math/MathML">
  <semantics>
    <mrow>
      <mrow>
        <mi>z</mi>
        <mo stretchy="false">&gt;</mo>
        <mn>1.65</mn>
      </mrow>
    </mrow>
    <annotation encoding="StarMath 5.0">z&gt;1.65</annotation>
  </semantics>
</math>
</file>

<file path=Object 5/content.xml><?xml version="1.0" encoding="utf-8"?>
<math xmlns="http://www.w3.org/1998/Math/MathML">
  <semantics>
    <mrow>
      <mrow>
        <mi>z</mi>
        <mo stretchy="false">=</mo>
        <mfrac>
          <mrow>
            <mrow>
              <mover accent="true">
                <mrow>
                  <mi>y</mi>
                </mrow>
                <mo stretchy="false">̄</mo>
              </mover>
              <mo stretchy="false">−</mo>
              <mn>69.9</mn>
            </mrow>
          </mrow>
          <mrow>
            <mrow>
              <mn>3.1</mn>
              <mo stretchy="false">/</mo>
              <msqrt>
                <mrow>
                  <mi>n</mi>
                </mrow>
              </msqrt>
            </mrow>
          </mrow>
        </mfrac>
      </mrow>
    </mrow>
    <annotation encoding="StarMath 5.0">z = {bar{y} - 69.9 } over {3.1 / sqrt{n} }</annotation>
  </semantics>
</math>
</file>

<file path=Object 6/content.xml><?xml version="1.0" encoding="utf-8"?>
<math xmlns="http://www.w3.org/1998/Math/MathML">
  <semantics>
    <mrow>
      <mrow>
        <mi>z</mi>
        <mo stretchy="false">=</mo>
        <mtext>___________</mtext>
      </mrow>
    </mrow>
    <annotation encoding="StarMath 5.0">z="___________"</annotation>
  </semantics>
</math>
</file>

<file path=Object 63/content.xml><?xml version="1.0" encoding="utf-8"?>
<math xmlns="http://www.w3.org/1998/Math/MathML">
  <semantics>
    <mrow>
      <mi>P</mi>
      <mrow>
        <mo stretchy="false">(</mo>
        <mrow>
          <mi>A</mi>
        </mrow>
        <mo stretchy="false">)</mo>
      </mrow>
    </mrow>
    <annotation encoding="StarMath 5.0">P(A)</annotation>
  </semantics>
</math>
</file>

<file path=Object 64/content.xml><?xml version="1.0" encoding="utf-8"?>
<math xmlns="http://www.w3.org/1998/Math/MathML">
  <semantics>
    <mrow>
      <mi>P</mi>
      <mrow>
        <mo stretchy="false">(</mo>
        <mrow>
          <mi>B</mi>
        </mrow>
        <mo stretchy="false">)</mo>
      </mrow>
    </mrow>
    <annotation encoding="StarMath 5.0">P(B)</annotation>
  </semantics>
</math>
</file>

<file path=Object 65/content.xml><?xml version="1.0" encoding="utf-8"?>
<math xmlns="http://www.w3.org/1998/Math/MathML">
  <semantics>
    <mrow>
      <mi>P</mi>
      <mrow>
        <mo stretchy="false">(</mo>
        <mrow>
          <mrow>
            <mi>A</mi>
            <mo stretchy="false">∩</mo>
            <mi>B</mi>
          </mrow>
        </mrow>
        <mo stretchy="false">)</mo>
      </mrow>
    </mrow>
    <annotation encoding="StarMath 5.0">P(A intersection B)</annotation>
  </semantics>
</math>
</file>

<file path=Object 66/content.xml><?xml version="1.0" encoding="utf-8"?>
<math xmlns="http://www.w3.org/1998/Math/MathML">
  <semantics>
    <mrow>
      <mi>P</mi>
      <mrow>
        <mo stretchy="false">(</mo>
        <mrow>
          <mrow>
            <mi>A</mi>
            <mo stretchy="false">∪</mo>
            <mi>B</mi>
          </mrow>
        </mrow>
        <mo stretchy="false">)</mo>
      </mrow>
    </mrow>
    <annotation encoding="StarMath 5.0">P(A union B)</annotation>
  </semantics>
</math>
</file>

<file path=Object 67/content.xml><?xml version="1.0" encoding="utf-8"?>
<math xmlns="http://www.w3.org/1998/Math/MathML">
  <semantics>
    <mrow>
      <mi>P</mi>
      <mrow>
        <mo stretchy="false">(</mo>
        <mrow>
          <mrow>
            <mi>B</mi>
            <mo stretchy="false">∩</mo>
            <mi>C</mi>
          </mrow>
        </mrow>
        <mo stretchy="false">)</mo>
      </mrow>
    </mrow>
    <annotation encoding="StarMath 5.0">P(B intersection C)</annotation>
  </semantics>
</math>
</file>

<file path=Object 68/content.xml><?xml version="1.0" encoding="utf-8"?>
<math xmlns="http://www.w3.org/1998/Math/MathML">
  <semantics>
    <mrow>
      <mi>P</mi>
      <mrow>
        <mo stretchy="false">(</mo>
        <mrow>
          <mrow>
            <mi>B</mi>
            <mo stretchy="false">∣</mo>
            <mi>C</mi>
          </mrow>
        </mrow>
        <mo stretchy="false">)</mo>
      </mrow>
    </mrow>
    <annotation encoding="StarMath 5.0">P( B divides C)</annotation>
  </semantics>
</math>
</file>

<file path=Object 69/content.xml><?xml version="1.0" encoding="utf-8"?>
<math xmlns="http://www.w3.org/1998/Math/MathML">
  <semantics>
    <mrow>
      <mi>P</mi>
      <mrow>
        <mo stretchy="false">(</mo>
        <mrow>
          <mrow>
            <mi>C</mi>
            <mo stretchy="false">∣</mo>
            <mi>B</mi>
          </mrow>
        </mrow>
        <mo stretchy="false">)</mo>
      </mrow>
    </mrow>
    <annotation encoding="StarMath 5.0">P(C divides B)</annotation>
  </semantics>
</math>
</file>

<file path=Object 7/content.xml><?xml version="1.0" encoding="utf-8"?>
<math xmlns="http://www.w3.org/1998/Math/MathML" display="block">
  <semantics>
    <mrow>
      <mtext>NORM.DIST(z,0,1,1)=</mtext>
      <mtext/>
    </mrow>
    <annotation encoding="StarMath 5.0">"NORM.DIST(z,0,1,1)=""</annotation>
  </semantics>
</math>
</file>

<file path=Object 70/content.xml><?xml version="1.0" encoding="utf-8"?>
<math xmlns="http://www.w3.org/1998/Math/MathML">
  <semantics>
    <mrow>
      <mi>P</mi>
      <mrow>
        <mo stretchy="false">(</mo>
        <mrow>
          <mi>D</mi>
        </mrow>
        <mo stretchy="false">)</mo>
      </mrow>
    </mrow>
    <annotation encoding="StarMath 5.0">P(D)</annotation>
  </semantics>
</math>
</file>

<file path=Object 71/content.xml><?xml version="1.0" encoding="utf-8"?>
<math xmlns="http://www.w3.org/1998/Math/MathML">
  <semantics>
    <mrow>
      <mi>P</mi>
      <mrow>
        <mo stretchy="false">(</mo>
        <mrow>
          <mrow>
            <mi>D</mi>
            <mo stretchy="false">∣</mo>
            <mi>A</mi>
          </mrow>
        </mrow>
        <mo stretchy="false">)</mo>
      </mrow>
    </mrow>
    <annotation encoding="StarMath 5.0">P(D divides A)</annotation>
  </semantics>
</math>
</file>

<file path=Object 72/content.xml><?xml version="1.0" encoding="utf-8"?>
<math xmlns="http://www.w3.org/1998/Math/MathML">
  <semantics>
    <mrow>
      <mi>P</mi>
      <mrow>
        <mo stretchy="false">(</mo>
        <mrow>
          <mrow>
            <mi>D</mi>
            <mo stretchy="false">∩</mo>
            <mi>A</mi>
          </mrow>
        </mrow>
        <mo stretchy="false">)</mo>
      </mrow>
    </mrow>
    <annotation encoding="StarMath 5.0">P(D intersection A)</annotation>
  </semantics>
</math>
</file>

<file path=Object 73/content.xml><?xml version="1.0" encoding="utf-8"?>
<math xmlns="http://www.w3.org/1998/Math/MathML">
  <semantics>
    <mrow>
      <mi>P</mi>
      <mrow>
        <mo stretchy="false">(</mo>
        <mrow>
          <mrow>
            <mi>A</mi>
            <mo stretchy="false">∣</mo>
            <mi>D</mi>
          </mrow>
        </mrow>
        <mo stretchy="false">)</mo>
      </mrow>
    </mrow>
    <annotation encoding="StarMath 5.0">P(A divides D)</annotation>
  </semantics>
</math>
</file>

<file path=Object 74/content.xml><?xml version="1.0" encoding="utf-8"?>
<math xmlns="http://www.w3.org/1998/Math/MathML">
  <semantics>
    <mrow>
      <mi>P</mi>
      <mrow>
        <mo stretchy="false">(</mo>
        <mrow>
          <msup>
            <mi>B</mi>
            <mi>c</mi>
          </msup>
        </mrow>
        <mo stretchy="false">)</mo>
      </mrow>
    </mrow>
    <annotation encoding="StarMath 5.0">P(B^c)</annotation>
  </semantics>
</math>
</file>